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>
      <style:text-properties officeooo:rsid="0016ca43" officeooo:paragraph-rsid="0018bbb9"/>
    </style:style>
    <style:style style:name="P3" style:family="paragraph" style:parent-style-name="Text_20_body">
      <style:text-properties officeooo:rsid="001cc5bb" officeooo:paragraph-rsid="001c3db5"/>
    </style:style>
    <style:style style:name="P4" style:family="paragraph" style:parent-style-name="Text_20_body">
      <style:text-properties officeooo:rsid="001cc5bb" officeooo:paragraph-rsid="001eb682"/>
    </style:style>
    <style:style style:name="P5" style:family="paragraph" style:parent-style-name="Text_20_body">
      <style:text-properties officeooo:rsid="0020fc8d" officeooo:paragraph-rsid="0020fc8d"/>
    </style:style>
    <style:style style:name="P6" style:family="paragraph" style:parent-style-name="Text_20_body">
      <style:text-properties officeooo:rsid="0021fbf5" officeooo:paragraph-rsid="0021fbf5"/>
    </style:style>
    <style:style style:name="P7" style:family="paragraph" style:parent-style-name="Text_20_body">
      <style:text-properties officeooo:rsid="0021fbf5" officeooo:paragraph-rsid="00247d9d"/>
    </style:style>
    <style:style style:name="P8" style:family="paragraph" style:parent-style-name="Heading">
      <style:text-properties officeooo:rsid="0014cc0b" officeooo:paragraph-rsid="0018bbb9"/>
    </style:style>
    <style:style style:name="P9" style:family="paragraph" style:parent-style-name="Heading">
      <style:text-properties officeooo:rsid="0014cc0b" officeooo:paragraph-rsid="001cc5bb"/>
    </style:style>
    <style:style style:name="P10" style:family="paragraph" style:parent-style-name="Heading">
      <style:text-properties officeooo:rsid="0014cc0b" officeooo:paragraph-rsid="001eb682"/>
    </style:style>
    <style:style style:name="P11" style:family="paragraph" style:parent-style-name="Heading">
      <style:text-properties officeooo:rsid="0014cc0b" officeooo:paragraph-rsid="0020fc8d"/>
    </style:style>
    <style:style style:name="P12" style:family="paragraph" style:parent-style-name="Heading">
      <style:text-properties officeooo:rsid="0014cc0b" officeooo:paragraph-rsid="0021fbf5"/>
    </style:style>
    <style:style style:name="P13" style:family="paragraph" style:parent-style-name="Heading">
      <style:text-properties officeooo:rsid="0014cc0b" officeooo:paragraph-rsid="00247d9d"/>
    </style:style>
    <style:style style:name="P14" style:family="paragraph" style:parent-style-name="Heading">
      <style:text-properties officeooo:paragraph-rsid="0018bbb9"/>
    </style:style>
    <style:style style:name="P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30" style:family="paragraph" style:parent-style-name="Text_20_body" style:list-style-name="L2">
      <style:text-properties officeooo:rsid="0014cc0b" officeooo:paragraph-rsid="0018bbb9"/>
    </style:style>
    <style:style style:name="P31" style:family="paragraph" style:parent-style-name="Text_20_body" style:list-style-name="L2">
      <style:text-properties officeooo:rsid="0014cc0b" officeooo:paragraph-rsid="001cc5bb"/>
    </style:style>
    <style:style style:name="P32" style:family="paragraph" style:parent-style-name="Text_20_body" style:list-style-name="L2">
      <style:text-properties officeooo:rsid="0014cc0b" officeooo:paragraph-rsid="001eb682"/>
    </style:style>
    <style:style style:name="P33" style:family="paragraph" style:parent-style-name="Text_20_body" style:list-style-name="L2">
      <style:text-properties officeooo:rsid="0014cc0b" officeooo:paragraph-rsid="0020fc8d"/>
    </style:style>
    <style:style style:name="P34" style:family="paragraph" style:parent-style-name="Text_20_body" style:list-style-name="L2">
      <style:text-properties officeooo:rsid="0014cc0b" officeooo:paragraph-rsid="0021fbf5"/>
    </style:style>
    <style:style style:name="P35" style:family="paragraph" style:parent-style-name="Text_20_body" style:list-style-name="L2">
      <style:text-properties officeooo:rsid="0014cc0b" officeooo:paragraph-rsid="00247d9d"/>
    </style:style>
    <style:style style:name="P36" style:family="paragraph" style:parent-style-name="Text_20_body" style:list-style-name="L2">
      <style:text-properties officeooo:rsid="0014cc0b" officeooo:paragraph-rsid="002b9fa5"/>
    </style:style>
    <style:style style:name="P37" style:family="paragraph" style:parent-style-name="Text_20_body" style:list-style-name="L2">
      <style:text-properties officeooo:rsid="0014cc0b" officeooo:paragraph-rsid="002d49a6"/>
    </style:style>
    <style:style style:name="P38" style:family="paragraph" style:parent-style-name="Text_20_body" style:list-style-name="L2">
      <style:text-properties officeooo:rsid="0014cc0b" officeooo:paragraph-rsid="002db1c0"/>
    </style:style>
    <style:style style:name="P39" style:family="paragraph" style:parent-style-name="Text_20_body" style:list-style-name="L2">
      <style:text-properties officeooo:rsid="0014cc0b" officeooo:paragraph-rsid="00306095"/>
    </style:style>
    <style:style style:name="P40" style:family="paragraph" style:parent-style-name="Text_20_body" style:list-style-name="L2">
      <style:text-properties officeooo:rsid="0014cc0b" officeooo:paragraph-rsid="003222e0"/>
    </style:style>
    <style:style style:name="P41" style:family="paragraph" style:parent-style-name="Text_20_body" style:list-style-name="L2">
      <style:text-properties officeooo:rsid="0014cc0b" officeooo:paragraph-rsid="0034c58a"/>
    </style:style>
    <style:style style:name="P42" style:family="paragraph" style:parent-style-name="Text_20_body" style:list-style-name="L2">
      <style:text-properties officeooo:rsid="0014cc0b" officeooo:paragraph-rsid="00353d9a"/>
    </style:style>
    <style:style style:name="P43" style:family="paragraph" style:parent-style-name="Text_20_body" style:list-style-name="L2">
      <style:text-properties officeooo:rsid="0014cc0b" officeooo:paragraph-rsid="00368e5d"/>
    </style:style>
    <style:style style:name="P44" style:family="paragraph" style:parent-style-name="Text_20_body" style:list-style-name="L2">
      <style:text-properties officeooo:rsid="0014cc0b" officeooo:paragraph-rsid="0037e79c"/>
    </style:style>
    <style:style style:name="P45" style:family="paragraph" style:parent-style-name="Text_20_body" style:list-style-name="L2">
      <style:text-properties officeooo:rsid="0014cc0b" officeooo:paragraph-rsid="003a601b"/>
    </style:style>
    <style:style style:name="P46" style:family="paragraph" style:parent-style-name="Text_20_body" style:list-style-name="L2">
      <style:text-properties officeooo:rsid="0014cc0b" officeooo:paragraph-rsid="004fc001"/>
    </style:style>
    <style:style style:name="P47" style:family="paragraph" style:parent-style-name="Text_20_body" style:list-style-name="L3">
      <style:text-properties officeooo:rsid="0014cc0b" officeooo:paragraph-rsid="0018bbb9"/>
    </style:style>
    <style:style style:name="P48" style:family="paragraph" style:parent-style-name="Text_20_body" style:list-style-name="L3">
      <style:text-properties officeooo:rsid="0014cc0b" officeooo:paragraph-rsid="001cc5bb"/>
    </style:style>
    <style:style style:name="P49" style:family="paragraph" style:parent-style-name="Text_20_body" style:list-style-name="L4">
      <style:text-properties officeooo:rsid="0014cc0b" officeooo:paragraph-rsid="001eb682"/>
    </style:style>
    <style:style style:name="P50" style:family="paragraph" style:parent-style-name="Text_20_body" style:list-style-name="L5">
      <style:text-properties officeooo:rsid="0014cc0b" officeooo:paragraph-rsid="002101ec"/>
    </style:style>
    <style:style style:name="P51" style:family="paragraph" style:parent-style-name="Text_20_body" style:list-style-name="L5">
      <style:text-properties officeooo:rsid="0014cc0b" officeooo:paragraph-rsid="0020fc8d"/>
    </style:style>
    <style:style style:name="P52" style:family="paragraph" style:parent-style-name="Text_20_body" style:list-style-name="L5">
      <style:text-properties officeooo:rsid="0014cc0b" officeooo:paragraph-rsid="002b9fa5"/>
    </style:style>
    <style:style style:name="P53" style:family="paragraph" style:parent-style-name="Text_20_body" style:list-style-name="L6">
      <style:text-properties officeooo:rsid="0014cc0b" officeooo:paragraph-rsid="0021fbf5"/>
    </style:style>
    <style:style style:name="P54" style:family="paragraph" style:parent-style-name="Text_20_body" style:list-style-name="L8">
      <style:text-properties officeooo:rsid="0014cc0b" officeooo:paragraph-rsid="00247d9d"/>
    </style:style>
    <style:style style:name="P55" style:family="paragraph" style:parent-style-name="Text_20_body" style:list-style-name="">
      <style:text-properties officeooo:rsid="0014cc0b" officeooo:paragraph-rsid="00279ca4"/>
    </style:style>
    <style:style style:name="P56" style:family="paragraph" style:parent-style-name="Text_20_body" style:list-style-name="L10">
      <style:text-properties officeooo:rsid="0014cc0b" officeooo:paragraph-rsid="002b9fa5"/>
    </style:style>
    <style:style style:name="P57" style:family="paragraph" style:parent-style-name="Text_20_body" style:list-style-name="L12">
      <style:text-properties officeooo:rsid="0014cc0b" officeooo:paragraph-rsid="002b9fa5"/>
    </style:style>
    <style:style style:name="P58" style:family="paragraph" style:parent-style-name="Text_20_body" style:list-style-name="L13">
      <style:text-properties officeooo:rsid="0014cc0b" officeooo:paragraph-rsid="002d49a6"/>
    </style:style>
    <style:style style:name="P59" style:family="paragraph" style:parent-style-name="Text_20_body" style:list-style-name="L14">
      <style:text-properties officeooo:rsid="0014cc0b" officeooo:paragraph-rsid="002d49a6"/>
    </style:style>
    <style:style style:name="P60" style:family="paragraph" style:parent-style-name="Text_20_body" style:list-style-name="L15">
      <style:text-properties officeooo:rsid="0014cc0b" officeooo:paragraph-rsid="002db1c0"/>
    </style:style>
    <style:style style:name="P61" style:family="paragraph" style:parent-style-name="Text_20_body" style:list-style-name="L16">
      <style:text-properties officeooo:rsid="0014cc0b" officeooo:paragraph-rsid="002db1c0"/>
    </style:style>
    <style:style style:name="P62" style:family="paragraph" style:parent-style-name="Text_20_body" style:list-style-name="L17">
      <style:text-properties officeooo:rsid="0014cc0b" officeooo:paragraph-rsid="00306095"/>
    </style:style>
    <style:style style:name="P63" style:family="paragraph" style:parent-style-name="Text_20_body" style:list-style-name="L18">
      <style:text-properties officeooo:rsid="0014cc0b" officeooo:paragraph-rsid="00306095"/>
    </style:style>
    <style:style style:name="P64" style:family="paragraph" style:parent-style-name="Text_20_body" style:list-style-name="L19">
      <style:text-properties officeooo:rsid="0014cc0b" officeooo:paragraph-rsid="003222e0"/>
    </style:style>
    <style:style style:name="P65" style:family="paragraph" style:parent-style-name="Text_20_body" style:list-style-name="L20">
      <style:text-properties officeooo:rsid="0014cc0b" officeooo:paragraph-rsid="003222e0"/>
    </style:style>
    <style:style style:name="P66" style:family="paragraph" style:parent-style-name="Text_20_body" style:list-style-name="L22">
      <style:text-properties officeooo:rsid="0014cc0b" officeooo:paragraph-rsid="0034c58a"/>
    </style:style>
    <style:style style:name="P67" style:family="paragraph" style:parent-style-name="Text_20_body" style:list-style-name="L23">
      <style:text-properties officeooo:rsid="0014cc0b" officeooo:paragraph-rsid="00353d9a"/>
    </style:style>
    <style:style style:name="P68" style:family="paragraph" style:parent-style-name="Text_20_body" style:list-style-name="L24">
      <style:text-properties officeooo:rsid="0014cc0b" officeooo:paragraph-rsid="00353d9a"/>
    </style:style>
    <style:style style:name="P69" style:family="paragraph" style:parent-style-name="Text_20_body" style:list-style-name="L27">
      <style:text-properties officeooo:rsid="0014cc0b" officeooo:paragraph-rsid="00353d9a"/>
    </style:style>
    <style:style style:name="P70" style:family="paragraph" style:parent-style-name="Text_20_body" style:list-style-name="L28">
      <style:text-properties officeooo:rsid="0014cc0b" officeooo:paragraph-rsid="00368e5d"/>
    </style:style>
    <style:style style:name="P71" style:family="paragraph" style:parent-style-name="Text_20_body" style:list-style-name="L29">
      <style:text-properties officeooo:rsid="0014cc0b" officeooo:paragraph-rsid="00368e5d"/>
    </style:style>
    <style:style style:name="P72" style:family="paragraph" style:parent-style-name="Text_20_body" style:list-style-name="L30">
      <style:text-properties officeooo:rsid="0014cc0b" officeooo:paragraph-rsid="00368e5d"/>
    </style:style>
    <style:style style:name="P73" style:family="paragraph" style:parent-style-name="Text_20_body" style:list-style-name="L31">
      <style:text-properties officeooo:rsid="0014cc0b" officeooo:paragraph-rsid="00368e5d"/>
    </style:style>
    <style:style style:name="P74" style:family="paragraph" style:parent-style-name="Text_20_body" style:list-style-name="L32">
      <style:text-properties officeooo:rsid="0014cc0b" officeooo:paragraph-rsid="0037e79c"/>
    </style:style>
    <style:style style:name="P75" style:family="paragraph" style:parent-style-name="Text_20_body" style:list-style-name="L33">
      <style:text-properties officeooo:rsid="0014cc0b" officeooo:paragraph-rsid="003a601b"/>
    </style:style>
    <style:style style:name="P76" style:family="paragraph" style:parent-style-name="Text_20_body" style:list-style-name="L34">
      <style:text-properties officeooo:rsid="0014cc0b" officeooo:paragraph-rsid="003a601b"/>
    </style:style>
    <style:style style:name="P77" style:family="paragraph" style:parent-style-name="Text_20_body" style:list-style-name="L35">
      <style:text-properties officeooo:rsid="0014cc0b" officeooo:paragraph-rsid="003a601b"/>
    </style:style>
    <style:style style:name="P78" style:family="paragraph" style:parent-style-name="Text_20_body" style:list-style-name="L36">
      <style:text-properties officeooo:rsid="0014cc0b" officeooo:paragraph-rsid="003a601b"/>
    </style:style>
    <style:style style:name="P79" style:family="paragraph" style:parent-style-name="Text_20_body" style:list-style-name="L37">
      <style:text-properties officeooo:rsid="0014cc0b" officeooo:paragraph-rsid="003a601b"/>
    </style:style>
    <style:style style:name="P80" style:family="paragraph" style:parent-style-name="Text_20_body" style:list-style-name="L38">
      <style:text-properties officeooo:rsid="0014cc0b" officeooo:paragraph-rsid="003a601b"/>
    </style:style>
    <style:style style:name="P81" style:family="paragraph" style:parent-style-name="Text_20_body" style:list-style-name="L39">
      <style:text-properties officeooo:rsid="0014cc0b" officeooo:paragraph-rsid="003a601b"/>
    </style:style>
    <style:style style:name="P82" style:family="paragraph" style:parent-style-name="Text_20_body" style:list-style-name="L40">
      <style:text-properties officeooo:rsid="0014cc0b" officeooo:paragraph-rsid="003a601b"/>
    </style:style>
    <style:style style:name="P83" style:family="paragraph" style:parent-style-name="Text_20_body" style:list-style-name="L41">
      <style:text-properties officeooo:rsid="0014cc0b" officeooo:paragraph-rsid="003a601b"/>
    </style:style>
    <style:style style:name="P84" style:family="paragraph" style:parent-style-name="Text_20_body" style:list-style-name="L42">
      <style:text-properties officeooo:rsid="0014cc0b" officeooo:paragraph-rsid="003a601b"/>
    </style:style>
    <style:style style:name="P85" style:family="paragraph" style:parent-style-name="Text_20_body" style:list-style-name="L43">
      <style:text-properties officeooo:rsid="0014cc0b" officeooo:paragraph-rsid="003a601b"/>
    </style:style>
    <style:style style:name="P86" style:family="paragraph" style:parent-style-name="Text_20_body" style:list-style-name="L44">
      <style:text-properties officeooo:rsid="0014cc0b" officeooo:paragraph-rsid="003a601b"/>
    </style:style>
    <style:style style:name="P87" style:family="paragraph" style:parent-style-name="Text_20_body" style:list-style-name="L45">
      <style:text-properties officeooo:rsid="0014cc0b" officeooo:paragraph-rsid="003a601b"/>
    </style:style>
    <style:style style:name="P88" style:family="paragraph" style:parent-style-name="Text_20_body" style:list-style-name="L46">
      <style:text-properties officeooo:rsid="0014cc0b" officeooo:paragraph-rsid="003a601b"/>
    </style:style>
    <style:style style:name="P89" style:family="paragraph" style:parent-style-name="Text_20_body" style:list-style-name="L47">
      <style:text-properties officeooo:rsid="0014cc0b" officeooo:paragraph-rsid="003a601b"/>
    </style:style>
    <style:style style:name="P90" style:family="paragraph" style:parent-style-name="Text_20_body" style:list-style-name="L48">
      <style:text-properties officeooo:rsid="0014cc0b" officeooo:paragraph-rsid="003a601b"/>
    </style:style>
    <style:style style:name="P91" style:family="paragraph" style:parent-style-name="Text_20_body" style:list-style-name="L49">
      <style:text-properties officeooo:rsid="0014cc0b" officeooo:paragraph-rsid="003a601b"/>
    </style:style>
    <style:style style:name="P92" style:family="paragraph" style:parent-style-name="Text_20_body" style:list-style-name="L50">
      <style:text-properties officeooo:rsid="0014cc0b" officeooo:paragraph-rsid="004fc001"/>
    </style:style>
    <style:style style:name="P93" style:family="paragraph" style:parent-style-name="Text_20_body" style:list-style-name="L51">
      <style:text-properties officeooo:rsid="0014cc0b" officeooo:paragraph-rsid="004fc001"/>
    </style:style>
    <style:style style:name="P94" style:family="paragraph" style:parent-style-name="Text_20_body" style:list-style-name="L52">
      <style:text-properties officeooo:rsid="0014cc0b" officeooo:paragraph-rsid="004fc001"/>
    </style:style>
    <style:style style:name="P95" style:family="paragraph" style:parent-style-name="Text_20_body" style:list-style-name="L53">
      <style:text-properties officeooo:rsid="0014cc0b" officeooo:paragraph-rsid="004fc001"/>
    </style:style>
    <style:style style:name="P96" style:family="paragraph" style:parent-style-name="Text_20_body" style:list-style-name="L2">
      <style:text-properties officeooo:rsid="002101ec" officeooo:paragraph-rsid="002101ec"/>
    </style:style>
    <style:style style:name="P97" style:family="paragraph" style:parent-style-name="Text_20_body" style:list-style-name="L2">
      <style:text-properties officeooo:rsid="002101ec" officeooo:paragraph-rsid="0021fbf5"/>
    </style:style>
    <style:style style:name="P98" style:family="paragraph" style:parent-style-name="Text_20_body" style:list-style-name="L2">
      <style:text-properties officeooo:rsid="002101ec" officeooo:paragraph-rsid="00247d9d"/>
    </style:style>
    <style:style style:name="P99" style:family="paragraph" style:parent-style-name="Text_20_body" style:list-style-name="L2">
      <style:text-properties officeooo:rsid="002101ec" officeooo:paragraph-rsid="002b9fa5"/>
    </style:style>
    <style:style style:name="P100" style:family="paragraph" style:parent-style-name="Text_20_body" style:list-style-name="L2">
      <style:text-properties officeooo:rsid="002101ec" officeooo:paragraph-rsid="002d49a6"/>
    </style:style>
    <style:style style:name="P101" style:family="paragraph" style:parent-style-name="Text_20_body" style:list-style-name="L2">
      <style:text-properties officeooo:rsid="002101ec" officeooo:paragraph-rsid="002db1c0"/>
    </style:style>
    <style:style style:name="P102" style:family="paragraph" style:parent-style-name="Text_20_body" style:list-style-name="L2">
      <style:text-properties officeooo:rsid="002101ec" officeooo:paragraph-rsid="00306095"/>
    </style:style>
    <style:style style:name="P103" style:family="paragraph" style:parent-style-name="Text_20_body" style:list-style-name="L2">
      <style:text-properties officeooo:rsid="002101ec" officeooo:paragraph-rsid="003222e0"/>
    </style:style>
    <style:style style:name="P104" style:family="paragraph" style:parent-style-name="Text_20_body" style:list-style-name="L2">
      <style:text-properties officeooo:rsid="002101ec" officeooo:paragraph-rsid="0034c58a"/>
    </style:style>
    <style:style style:name="P105" style:family="paragraph" style:parent-style-name="Text_20_body" style:list-style-name="L2">
      <style:text-properties officeooo:rsid="002101ec" officeooo:paragraph-rsid="00353d9a"/>
    </style:style>
    <style:style style:name="P106" style:family="paragraph" style:parent-style-name="Text_20_body" style:list-style-name="L2">
      <style:text-properties officeooo:rsid="002101ec" officeooo:paragraph-rsid="00368e5d"/>
    </style:style>
    <style:style style:name="P107" style:family="paragraph" style:parent-style-name="Text_20_body" style:list-style-name="L2">
      <style:text-properties officeooo:rsid="002101ec" officeooo:paragraph-rsid="003a601b"/>
    </style:style>
    <style:style style:name="P108" style:family="paragraph" style:parent-style-name="Text_20_body" style:list-style-name="L2">
      <style:text-properties officeooo:rsid="002101ec" officeooo:paragraph-rsid="004fc001"/>
    </style:style>
    <style:style style:name="P109" style:family="paragraph" style:parent-style-name="Text_20_body" style:list-style-name="L7">
      <style:text-properties officeooo:rsid="00279ca4" officeooo:paragraph-rsid="0021fbf5"/>
    </style:style>
    <style:style style:name="P110" style:family="paragraph" style:parent-style-name="Text_20_body" style:list-style-name="L9">
      <style:text-properties officeooo:rsid="00279ca4" officeooo:paragraph-rsid="00279ca4"/>
    </style:style>
    <style:style style:name="P111" style:family="paragraph" style:parent-style-name="Text_20_body">
      <style:text-properties officeooo:paragraph-rsid="002a7c69"/>
    </style:style>
    <style:style style:name="P112" style:family="paragraph" style:parent-style-name="Text_20_body">
      <style:text-properties officeooo:rsid="0021fbf5" officeooo:paragraph-rsid="002b9fa5"/>
    </style:style>
    <style:style style:name="P113" style:family="paragraph" style:parent-style-name="Text_20_body">
      <style:text-properties officeooo:rsid="0021fbf5" officeooo:paragraph-rsid="00353d9a"/>
    </style:style>
    <style:style style:name="P114" style:family="paragraph" style:parent-style-name="Text_20_body">
      <style:text-properties officeooo:rsid="00216c49" officeooo:paragraph-rsid="002d49a6"/>
    </style:style>
    <style:style style:name="P115" style:family="paragraph" style:parent-style-name="Text_20_body">
      <style:text-properties officeooo:rsid="00216c49" officeooo:paragraph-rsid="002db1c0"/>
    </style:style>
    <style:style style:name="P116" style:family="paragraph" style:parent-style-name="Text_20_body">
      <style:text-properties officeooo:rsid="00216c49" officeooo:paragraph-rsid="00306095"/>
    </style:style>
    <style:style style:name="P117" style:family="paragraph" style:parent-style-name="Text_20_body" style:list-style-name="">
      <style:text-properties officeooo:rsid="00216c49" officeooo:paragraph-rsid="00306095"/>
    </style:style>
    <style:style style:name="P118" style:family="paragraph" style:parent-style-name="Text_20_body">
      <style:text-properties officeooo:paragraph-rsid="002d49a6"/>
    </style:style>
    <style:style style:name="P119" style:family="paragraph" style:parent-style-name="Text_20_body" style:list-style-name="L24">
      <style:text-properties officeooo:rsid="00353d9a" officeooo:paragraph-rsid="00353d9a"/>
    </style:style>
    <style:style style:name="P120" style:family="paragraph" style:parent-style-name="Text_20_body" style:list-style-name="L47">
      <style:text-properties officeooo:rsid="00353d9a" officeooo:paragraph-rsid="003a601b"/>
    </style:style>
    <style:style style:name="P121" style:family="paragraph" style:parent-style-name="Text_20_body">
      <style:text-properties officeooo:paragraph-rsid="003a601b"/>
    </style:style>
    <style:style style:name="P122" style:family="paragraph" style:parent-style-name="Text_20_body">
      <style:text-properties officeooo:paragraph-rsid="004fc001"/>
    </style:style>
    <style:style style:name="P123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24" style:family="paragraph" style:parent-style-name="Heading" style:list-style-name="">
      <style:text-properties officeooo:rsid="0014cc0b" officeooo:paragraph-rsid="0021fbf5"/>
    </style:style>
    <style:style style:name="P125" style:family="paragraph" style:parent-style-name="Heading" style:list-style-name="">
      <style:text-properties officeooo:rsid="0014cc0b" officeooo:paragraph-rsid="00279ca4"/>
    </style:style>
    <style:style style:name="P126" style:family="paragraph" style:parent-style-name="Heading">
      <style:text-properties officeooo:rsid="0014cc0b" officeooo:paragraph-rsid="002b9fa5"/>
    </style:style>
    <style:style style:name="P127" style:family="paragraph" style:parent-style-name="Heading">
      <style:text-properties officeooo:rsid="0014cc0b" officeooo:paragraph-rsid="002d49a6"/>
    </style:style>
    <style:style style:name="P128" style:family="paragraph" style:parent-style-name="Heading">
      <style:text-properties officeooo:rsid="0014cc0b" officeooo:paragraph-rsid="002db1c0"/>
    </style:style>
    <style:style style:name="P129" style:family="paragraph" style:parent-style-name="Heading">
      <style:text-properties officeooo:rsid="0014cc0b" officeooo:paragraph-rsid="00306095"/>
    </style:style>
    <style:style style:name="P130" style:family="paragraph" style:parent-style-name="Heading">
      <style:text-properties officeooo:rsid="0014cc0b" officeooo:paragraph-rsid="003222e0"/>
    </style:style>
    <style:style style:name="P131" style:family="paragraph" style:parent-style-name="Heading">
      <style:text-properties officeooo:rsid="0014cc0b" officeooo:paragraph-rsid="0034c58a"/>
    </style:style>
    <style:style style:name="P132" style:family="paragraph" style:parent-style-name="Heading">
      <style:text-properties officeooo:rsid="0014cc0b" officeooo:paragraph-rsid="00353d9a"/>
    </style:style>
    <style:style style:name="P133" style:family="paragraph" style:parent-style-name="Heading">
      <style:text-properties officeooo:rsid="0014cc0b" officeooo:paragraph-rsid="00368e5d"/>
    </style:style>
    <style:style style:name="P134" style:family="paragraph" style:parent-style-name="Heading">
      <style:text-properties officeooo:rsid="0014cc0b" officeooo:paragraph-rsid="0037e79c"/>
    </style:style>
    <style:style style:name="P135" style:family="paragraph" style:parent-style-name="Heading">
      <style:text-properties officeooo:rsid="0014cc0b" officeooo:paragraph-rsid="003a601b"/>
    </style:style>
    <style:style style:name="P136" style:family="paragraph" style:parent-style-name="Heading">
      <style:text-properties officeooo:rsid="0014cc0b" officeooo:paragraph-rsid="004fc001"/>
    </style:style>
    <style:style style:name="P137" style:family="paragraph" style:parent-style-name="Heading_20_2" style:list-style-name="">
      <style:text-properties officeooo:paragraph-rsid="001229dc"/>
    </style:style>
    <style:style style:name="P138" style:family="paragraph" style:parent-style-name="Heading_20_2" style:list-style-name="">
      <style:text-properties officeooo:rsid="001229dc" officeooo:paragraph-rsid="001229dc"/>
    </style:style>
    <style:style style:name="P139" style:family="paragraph" style:parent-style-name="Heading_20_2" style:list-style-name="">
      <style:text-properties officeooo:rsid="001229dc" officeooo:paragraph-rsid="00353d9a"/>
    </style:style>
    <style:style style:name="P140" style:family="paragraph" style:parent-style-name="Heading_20_2" style:list-style-name="">
      <style:text-properties officeooo:rsid="001229dc" officeooo:paragraph-rsid="003a601b"/>
    </style:style>
    <style:style style:name="P141" style:family="paragraph" style:parent-style-name="Heading_20_2">
      <style:paragraph-properties fo:break-before="page"/>
      <style:text-properties officeooo:rsid="001229dc" officeooo:paragraph-rsid="001229dc"/>
    </style:style>
    <style:style style:name="P142" style:family="paragraph" style:parent-style-name="Heading_20_3">
      <style:text-properties officeooo:paragraph-rsid="0018bbb9"/>
    </style:style>
    <style:style style:name="P143" style:family="paragraph" style:parent-style-name="Heading_20_3" style:list-style-name="">
      <style:text-properties officeooo:rsid="001b8801" officeooo:paragraph-rsid="001c3db5"/>
    </style:style>
    <style:style style:name="P144" style:family="paragraph" style:parent-style-name="Heading_20_3" style:list-style-name="">
      <style:text-properties officeooo:rsid="001b8801" officeooo:paragraph-rsid="001cc5bb"/>
    </style:style>
    <style:style style:name="P145" style:family="paragraph" style:parent-style-name="Heading_20_3" style:list-style-name="">
      <style:text-properties officeooo:rsid="001b8801" officeooo:paragraph-rsid="002101ec"/>
    </style:style>
    <style:style style:name="P146" style:family="paragraph" style:parent-style-name="Heading_20_3" style:list-style-name="">
      <style:text-properties officeooo:rsid="001b8801" officeooo:paragraph-rsid="0020fc8d"/>
    </style:style>
    <style:style style:name="P147" style:family="paragraph" style:parent-style-name="Heading_20_3">
      <style:text-properties officeooo:rsid="001c3db5" officeooo:paragraph-rsid="001c3db5"/>
    </style:style>
    <style:style style:name="P148" style:family="paragraph" style:parent-style-name="Heading_20_3">
      <style:text-properties officeooo:paragraph-rsid="002a7c69"/>
    </style:style>
    <style:style style:name="P149" style:family="paragraph" style:parent-style-name="Heading_20_3">
      <style:text-properties officeooo:paragraph-rsid="003a601b"/>
    </style:style>
    <style:style style:name="P150" style:family="paragraph" style:parent-style-name="Heading_20_3">
      <style:text-properties officeooo:paragraph-rsid="004fc001"/>
    </style:style>
    <style:style style:name="P151" style:family="paragraph" style:parent-style-name="Heading_20_3">
      <style:paragraph-properties fo:break-before="page"/>
      <style:text-properties officeooo:rsid="001b8801" officeooo:paragraph-rsid="001cc5bb"/>
    </style:style>
    <style:style style:name="P152" style:family="paragraph" style:parent-style-name="Heading_20_3">
      <style:paragraph-properties fo:break-before="page"/>
      <style:text-properties officeooo:rsid="001b8801" officeooo:paragraph-rsid="002a7c69"/>
    </style:style>
    <style:style style:name="P153" style:family="paragraph" style:parent-style-name="Heading_20_3">
      <style:paragraph-properties fo:break-before="page"/>
      <style:text-properties officeooo:rsid="001b8801" officeooo:paragraph-rsid="002d49a6"/>
    </style:style>
    <style:style style:name="P154" style:family="paragraph" style:parent-style-name="Heading_20_3">
      <style:paragraph-properties fo:break-before="page"/>
      <style:text-properties officeooo:rsid="001b8801" officeooo:paragraph-rsid="002db1c0"/>
    </style:style>
    <style:style style:name="P155" style:family="paragraph" style:parent-style-name="Heading_20_3">
      <style:paragraph-properties fo:break-before="page"/>
      <style:text-properties officeooo:rsid="001b8801" officeooo:paragraph-rsid="00306095"/>
    </style:style>
    <style:style style:name="P156" style:family="paragraph" style:parent-style-name="Heading_20_3">
      <style:paragraph-properties fo:break-before="page"/>
      <style:text-properties officeooo:rsid="001b8801" officeooo:paragraph-rsid="003a601b"/>
    </style:style>
    <style:style style:name="P157" style:family="paragraph" style:parent-style-name="Heading_20_3">
      <style:paragraph-properties fo:break-before="page"/>
      <style:text-properties officeooo:rsid="001b8801" officeooo:paragraph-rsid="004fc001"/>
    </style:style>
    <style:style style:name="P158" style:family="paragraph" style:parent-style-name="Heading_20_3">
      <style:paragraph-properties fo:break-before="page"/>
      <style:text-properties officeooo:rsid="001c3db5" officeooo:paragraph-rsid="001c3db5"/>
    </style:style>
    <style:style style:name="P159" style:family="paragraph" style:parent-style-name="Heading_20_3">
      <style:paragraph-properties fo:break-before="page"/>
      <style:text-properties officeooo:rsid="001cc5bb" officeooo:paragraph-rsid="001cc5bb"/>
    </style:style>
    <style:style style:name="P160" style:family="paragraph" style:parent-style-name="Heading_20_3">
      <style:paragraph-properties fo:break-before="page"/>
      <style:text-properties officeooo:paragraph-rsid="003222e0"/>
    </style:style>
    <style:style style:name="P161" style:family="paragraph" style:parent-style-name="Heading_20_3">
      <style:paragraph-properties fo:break-before="page"/>
      <style:text-properties officeooo:paragraph-rsid="0034c58a"/>
    </style:style>
    <style:style style:name="P162" style:family="paragraph" style:parent-style-name="Heading_20_3">
      <style:paragraph-properties fo:break-before="page"/>
      <style:text-properties officeooo:paragraph-rsid="00353d9a"/>
    </style:style>
    <style:style style:name="P163" style:family="paragraph" style:parent-style-name="Heading_20_3">
      <style:paragraph-properties fo:break-before="page"/>
      <style:text-properties officeooo:paragraph-rsid="00368e5d"/>
    </style:style>
    <style:style style:name="P164" style:family="paragraph" style:parent-style-name="Heading_20_3">
      <style:paragraph-properties fo:break-before="page"/>
      <style:text-properties officeooo:paragraph-rsid="0037e79c"/>
    </style:style>
    <style:style style:name="P165" style:family="paragraph" style:parent-style-name="Heading_20_3">
      <style:paragraph-properties fo:break-before="page"/>
      <style:text-properties officeooo:paragraph-rsid="003a601b"/>
    </style:style>
    <style:style style:name="P16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16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16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16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17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a601b"/>
    </style:style>
    <style:style style:name="P17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4fc001"/>
    </style:style>
    <style:style style:name="P17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7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a601b"/>
    </style:style>
    <style:style style:name="P17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4fc001"/>
    </style:style>
    <style:style style:name="P17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17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17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17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179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80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81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82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83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a601b"/>
    </style:style>
    <style:style style:name="P18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8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8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8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8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8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a601b"/>
    </style:style>
    <style:style style:name="P19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19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3ef058"/>
    </style:style>
    <style:style style:name="P19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ef058" officeooo:paragraph-rsid="004fc001"/>
    </style:style>
    <style:style style:name="P19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0a42d"/>
    </style:style>
    <style:style style:name="P19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0a42d" officeooo:paragraph-rsid="004fc001"/>
    </style:style>
    <style:style style:name="P19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19218"/>
    </style:style>
    <style:style style:name="P19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19218" officeooo:paragraph-rsid="004fc001"/>
    </style:style>
    <style:style style:name="P19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31d78" officeooo:paragraph-rsid="00431d78"/>
    </style:style>
    <style:style style:name="P19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72ba3" officeooo:paragraph-rsid="00472ba3"/>
    </style:style>
    <style:style style:name="P19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8e550" officeooo:paragraph-rsid="0048e550"/>
    </style:style>
    <style:style style:name="P20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9b967" officeooo:paragraph-rsid="0049b967"/>
    </style:style>
    <style:style style:name="P20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a8c22" officeooo:paragraph-rsid="004a8c22"/>
    </style:style>
    <style:style style:name="P20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4de33b" officeooo:paragraph-rsid="004de33b"/>
    </style:style>
    <style:style style:name="P20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0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0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0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0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20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20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21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3ef058"/>
    </style:style>
    <style:style style:name="P21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0a42d"/>
    </style:style>
    <style:style style:name="P21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19218"/>
    </style:style>
    <style:style style:name="P21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31d78" officeooo:paragraph-rsid="00431d78"/>
    </style:style>
    <style:style style:name="P21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72ba3" officeooo:paragraph-rsid="00472ba3"/>
    </style:style>
    <style:style style:name="P21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8e550" officeooo:paragraph-rsid="0048e550"/>
    </style:style>
    <style:style style:name="P21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9b967" officeooo:paragraph-rsid="0049b967"/>
    </style:style>
    <style:style style:name="P2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a8c22" officeooo:paragraph-rsid="004a8c22"/>
    </style:style>
    <style:style style:name="P2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de33b" officeooo:paragraph-rsid="004de33b"/>
    </style:style>
    <style:style style:name="P2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2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22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22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2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22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2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22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22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22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22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23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23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23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a601b"/>
    </style:style>
    <style:style style:name="P23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a601b"/>
    </style:style>
    <style:style style:name="P23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4fc001"/>
    </style:style>
    <style:style style:name="P23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ef058" officeooo:paragraph-rsid="004fc001"/>
    </style:style>
    <style:style style:name="P23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0a42d" officeooo:paragraph-rsid="004fc001"/>
    </style:style>
    <style:style style:name="P24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419218" officeooo:paragraph-rsid="004fc001"/>
    </style:style>
    <style:style style:name="P2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T15" style:family="text">
      <style:text-properties officeooo:rsid="00368e5d"/>
    </style:style>
    <style:style style:name="T16" style:family="text">
      <style:text-properties officeooo:rsid="0037e79c"/>
    </style:style>
    <style:style style:name="T17" style:family="text">
      <style:text-properties officeooo:rsid="003aa4ee"/>
    </style:style>
    <style:style style:name="T18" style:family="text">
      <style:text-properties officeooo:rsid="004b6b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1"><text:a xlink:type="simple" xlink:href="#__RefHeading___Toc109_236450557" text:style-name="Index_20_Link" text:visited-style-name="Index_20_Link">OAuth [/oauth]<text:tab/>2</text:a></text:p>
          <text:p text:style-name="P241"><text:a xlink:type="simple" xlink:href="#__RefHeading___Toc113_236450557" text:style-name="Index_20_Link" text:visited-style-name="Index_20_Link">Users [/users]<text:tab/>3</text:a></text:p>
          <text:p text:style-name="P241"><text:a xlink:type="simple" xlink:href="#__RefHeading___Toc115_236450557" text:style-name="Index_20_Link" text:visited-style-name="Index_20_Link">Characters [/characters]<text:tab/>9</text:a></text:p>
          <text:p text:style-name="P241"><text:a xlink:type="simple" xlink:href="#__RefHeading___Toc117_236450557" text:style-name="Index_20_Link" text:visited-style-name="Index_20_Link">Guilds [/guilds]<text:tab/>24</text:a></text:p>
          <text:p text:style-name="P241"><text:a xlink:type="simple" xlink:href="#__RefHeading___Toc119_236450557" text:style-name="Index_20_Link" text:visited-style-name="Index_20_Link">Teams [/teams]<text:tab/>37</text:a></text:p>
        </text:index-body>
      </text:table-of-content>
      <text:h text:style-name="P137" text:outline-level="2"/>
      <text:h text:style-name="P141" text:outline-level="2"><text:bookmark-start text:name="__RefHeading___Toc109_236450557"/>OAuth [/oauth]<text:bookmark-end text:name="__RefHeading___Toc109_236450557"/></text:h>
      <text:h text:style-name="P142" text:outline-level="3"><text:bookmark-start text:name="__RefHeading___Toc132_236450557"/>Get Token [<text:span text:style-name="T1">POST /token]</text:span><text:bookmark-end text:name="__RefHeading___Toc132_236450557"/></text:h>
      <text:p text:style-name="P2">Gets the OAuth token required in order to access the API methods, and identify the user making requests.</text:p>
      <text:p text:style-name="P14">Parameters </text:p>
      <text:list xml:id="list8983886256618129895" text:style-name="L1">
        <text:list-item>
          <text:p text:style-name="P123">username<text:tab/>-<text:tab/>text<text:tab/>-<text:tab/>user's name</text:p>
        </text:list-item>
        <text:list-item>
          <text:p text:style-name="P123">password<text:tab/>-<text:tab/>text<text:tab/>-<text:tab/>user's password</text:p>
        </text:list-item>
        <text:list-item>
          <text:p text:style-name="P123">grant_type <text:tab/>-<text:tab/>text<text:tab/>-<text:tab/>token grant method (password)</text:p>
        </text:list-item>
        <text:list-item>
          <text:p text:style-name="P123">scope<text:tab/><text:tab/>-<text:tab/>text<text:tab/>-<text:tab/>scope of access (read&amp;write)</text:p>
        </text:list-item>
        <text:list-item>
          <text:p text:style-name="P123">client_id<text:tab/>-<text:tab/>text<text:tab/>-<text:tab/>client's id (clientapp)</text:p>
        </text:list-item>
        <text:list-item>
          <text:p text:style-name="P123">client_secret<text:tab/>-<text:tab/>text<text:tab/>-<text:tab/>client's secret (secret)</text:p>
        </text:list-item>
      </text:list>
      <text:p text:style-name="P8">Request</text:p>
      <text:list xml:id="list5521546800493351152" text:style-name="L2">
        <text:list-item>
          <text:p text:style-name="P30">Headers</text:p>
          <text:list>
            <text:list-item>
              <text:p text:style-name="P30">Authorization: <text:span text:style-name="T2">Basic</text:span> SECRETCODEHERE==</text:p>
            </text:list-item>
          </text:list>
        </text:list-item>
      </text:list>
      <text:p text:style-name="P8">Response (application/json) 200</text:p>
      <text:list xml:id="list1674177509688581702" text:style-name="L3">
        <text:list-item>
          <text:p text:style-name="P47">Body</text:p>
        </text:list-item>
      </text:list>
      <text:p text:style-name="P20">{</text:p>
      <text:p text:style-name="P21"><text:s text:c="2"/>"access_token": "<text:span text:style-name="T1">ACCESS_TOKEN_UUID</text:span>",</text:p>
      <text:p text:style-name="P21"><text:s text:c="2"/>"token_type": "bearer",</text:p>
      <text:p text:style-name="P21"><text:s text:c="2"/>"refresh_token": "<text:span text:style-name="T1">REFRSH_TOKEN_UUID</text:span>",</text:p>
      <text:p text:style-name="P21"><text:s text:c="2"/>"expires_in": 43199,</text:p>
      <text:p text:style-name="P21"><text:s text:c="2"/>"scope": "read write"</text:p>
      <text:p text:style-name="P21">}</text:p>
      <text:p text:style-name="P21"/>
      <text:h text:style-name="P138" text:outline-level="2"/>
      <text:h text:style-name="P141" text:outline-level="2"><text:bookmark-start text:name="__RefHeading___Toc113_236450557"/>Users [/users]<text:bookmark-end text:name="__RefHeading___Toc113_236450557"/></text:h>
      <text:h text:style-name="P147" text:outline-level="3"><text:bookmark-start text:name="__RefHeading___Toc134_236450557"/>Get User [GET]<text:bookmark-end text:name="__RefHeading___Toc134_236450557"/></text:h>
      <text:p text:style-name="P3">Get the logged in user</text:p>
      <text:p text:style-name="P9">Request</text:p>
      <text:list xml:id="list231255749418620" text:continue-list="list5521546800493351152" text:style-name="L2">
        <text:list-item>
          <text:p text:style-name="P31">Headers</text:p>
          <text:list>
            <text:list-item>
              <text:p text:style-name="P31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231255821651748" text:continue-list="list1674177509688581702" text:style-name="L3">
        <text:list-item>
          <text:p text:style-name="P48">Body</text:p>
        </text:list-item>
      </text:list>
      <text:p text:style-name="P15">{</text:p>
      <text:p text:style-name="P22"><text:s text:c="2"/>"id": 1,</text:p>
      <text:p text:style-name="P22"><text:s text:c="2"/>"username": "admin",</text:p>
      <text:p text:style-name="P22"><text:s text:c="2"/>"email": "admin@zanvork.com",</text:p>
      <text:p text:style-name="P22"><text:s text:c="2"/>"roles": [</text:p>
      <text:p text:style-name="P22"><text:s text:c="4"/>"ROLE_ADMIN",</text:p>
      <text:p text:style-name="P22"><text:s text:c="4"/>"ROLE_USER"</text:p>
      <text:p text:style-name="P22"><text:s text:c="2"/>]</text:p>
      <text:p text:style-name="P22">}<text:tab/></text:p>
      <text:h text:style-name="P143" text:outline-level="3"/>
      <text:h text:style-name="P158" text:outline-level="3"><text:bookmark-start text:name="__RefHeading___Toc136_236450557"/>Get Summary [GET /summary]<text:bookmark-end text:name="__RefHeading___Toc136_236450557"/></text:h>
      <text:p text:style-name="P4">Get the <text:span text:style-name="T3">summary for the logged</text:span> in user</text:p>
      <text:p text:style-name="P10">Request</text:p>
      <text:list xml:id="list231254244944321" text:continue-list="list231255749418620" text:style-name="L2">
        <text:list-item>
          <text:p text:style-name="P32">Headers</text:p>
          <text:list>
            <text:list-item>
              <text:p text:style-name="P32">Authorization: <text:span text:style-name="T2">Bearer</text:span> <text:span text:style-name="T2">USER_ACCESS_TOKEN</text:span></text:p>
            </text:list-item>
          </text:list>
        </text:list-item>
      </text:list>
      <text:p text:style-name="P10">Response (application/json) 200</text:p>
      <text:list xml:id="list7951111068822943138" text:style-name="L4">
        <text:list-item>
          <text:p text:style-name="P49">Body</text:p>
        </text:list-item>
      </text:list>
      <text:p text:style-name="P207">{</text:p>
      <text:p text:style-name="P187"><text:s text:c="2"/>"user": {</text:p>
      <text:p text:style-name="P187"><text:s text:c="4"/>"id": 2,</text:p>
      <text:p text:style-name="P187"><text:s text:c="4"/>"username": "test_user",</text:p>
      <text:p text:style-name="P187"><text:s text:c="4"/>"email": "test_user@zanvork.com",</text:p>
      <text:p text:style-name="P187"><text:s text:c="4"/>"roles": [</text:p>
      <text:p text:style-name="P187"><text:s text:c="6"/>"ROLE_USER"</text:p>
      <text:p text:style-name="P187"><text:s text:c="4"/>]</text:p>
      <text:p text:style-name="P187"><text:s text:c="2"/>},</text:p>
      <text:p text:style-name="P187"><text:s text:c="2"/>"characters": [</text:p>
      <text:p text:style-name="P187"><text:s text:c="4"/>{</text:p>
      <text:p text:style-name="P187"><text:s text:c="6"/>"id": 1,</text:p>
      <text:p text:style-name="P187"><text:s text:c="6"/>"name": "Emerkai",</text:p>
      <text:p text:style-name="P187"><text:s text:c="6"/>"realm": "quel'thalas_eu",</text:p>
      <text:p text:style-name="P187"><text:s text:c="6"/>"className": "Priest",</text:p>
      <text:p text:style-name="P187"><text:s text:c="6"/>"mainSpec": "Holy",</text:p>
      <text:p text:style-name="P187"><text:s text:c="6"/>"offspec": "Shadow"</text:p>
      <text:p text:style-name="P187"><text:s text:c="4"/>}</text:p>
      <text:p text:style-name="P187"><text:s text:c="2"/>],</text:p>
      <text:p text:style-name="P187"><text:s text:c="2"/>"guilds": [],</text:p>
      <text:p text:style-name="P187"><text:s text:c="2"/>"teams": [],</text:p>
      <text:p text:style-name="P187"><text:s text:c="2"/>"ownershipRequests": [],</text:p>
      <text:p text:style-name="P187"><text:s text:c="2"/>"teamInvites": []</text:p>
      <text:p text:style-name="P187">}</text:p>
      <text:h text:style-name="P144" text:outline-level="3"/>
      <text:h text:style-name="P151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5">Create a user with the posted details</text:p>
      <text:p text:style-name="P11">Request</text:p>
      <text:list xml:id="list231255215066473" text:continue-list="list231254244944321" text:style-name="L2">
        <text:list-item>
          <text:p text:style-name="P33">Headers</text:p>
          <text:list>
            <text:list-item>
              <text:p text:style-name="P33">Authorization: <text:span text:style-name="T2">Basic</text:span> SECRETCODEHERE==</text:p>
            </text:list-item>
            <text:list-item>
              <text:p text:style-name="P96">Content-Type: application/json</text:p>
            </text:list-item>
          </text:list>
        </text:list-item>
      </text:list>
      <text:list xml:id="list4098237391609187593" text:style-name="L5">
        <text:list-item>
          <text:p text:style-name="P50">Body</text:p>
        </text:list-item>
      </text:list>
      <text:p text:style-name="P16">{</text:p>
      <text:p text:style-name="P23"><text:s text:c="4"/>"username": "test_user",</text:p>
      <text:p text:style-name="P23"><text:s text:c="4"/>"email" : "test_user@zanvork.com",</text:p>
      <text:p text:style-name="P23"><text:s text:c="4"/>"password" : "my_password"</text:p>
      <text:p text:style-name="P23">}</text:p>
      <text:h text:style-name="P145" text:outline-level="3"/>
      <text:p text:style-name="P11">Response (application/json) 200</text:p>
      <text:list xml:id="list231254155660821" text:continue-numbering="true" text:style-name="L5">
        <text:list-item>
          <text:p text:style-name="P51">Body</text:p>
        </text:list-item>
      </text:list>
      <text:p text:style-name="P19">{</text:p>
      <text:p text:style-name="P27"><text:s text:c="2"/>"id": 2,</text:p>
      <text:p text:style-name="P27"><text:s text:c="2"/>"username": "test_user",</text:p>
      <text:p text:style-name="P27"><text:s text:c="2"/>"email": "test_user@zanvork.com",</text:p>
      <text:p text:style-name="P27"><text:s text:c="2"/>"roles": [</text:p>
      <text:p text:style-name="P27"><text:s text:c="4"/>"ROLE_USER"</text:p>
      <text:p text:style-name="P27"><text:s text:c="2"/>]</text:p>
      <text:p text:style-name="P27">}</text:p>
      <text:h text:style-name="P146" text:outline-level="3"/>
      <text:h text:style-name="P159" text:outline-level="3"><text:bookmark-start text:name="__RefHeading___Toc140_236450557"/>Change password [PUT /password]<text:bookmark-end text:name="__RefHeading___Toc140_236450557"/></text:h>
      <text:p text:style-name="P6"><text:bookmark-start text:name="__DdeLink__158_236450557"/>Change the user's <text:span text:style-name="T4">password</text:span></text:p>
      <text:p text:style-name="P12">Request</text:p>
      <text:list xml:id="list231254543668607" text:continue-list="list231255215066473" text:style-name="L2">
        <text:list-item>
          <text:p text:style-name="P34">Headers</text:p>
          <text:list>
            <text:list-item>
              <text:p text:style-name="P34">Authorization: <text:span text:style-name="T4">Bearer</text:span> <text:span text:style-name="T4">USER_ACCESS_TOKEN</text:span></text:p>
            </text:list-item>
            <text:list-item>
              <text:p text:style-name="P97">Content-Type: application/json</text:p>
            </text:list-item>
          </text:list>
        </text:list-item>
      </text:list>
      <text:list xml:id="list6150903066746512220" text:style-name="L6">
        <text:list-item>
          <text:p text:style-name="P53">Body</text:p>
        </text:list-item>
      </text:list>
      <text:p text:style-name="P17">{</text:p>
      <text:p text:style-name="P25"><text:s text:c="4"/><text:span text:style-name="T4">"oldPassword": "old_password",</text:span></text:p>
      <text:p text:style-name="P28"><text:s text:c="4"/>"newPassword" : "new_password"</text:p>
      <text:p text:style-name="P24">}</text:p>
      <text:h text:style-name="P124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109" text:outline-level="3"><text:bookmark-start text:name="__RefHeading___Toc175_236450557"/>No Content<text:bookmark-end text:name="__RefHeading___Toc175_236450557"/></text:h>
        </text:list-item>
      </text:list>
      <text:h text:style-name="P159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51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7">Change <text:span text:style-name="T5">a specified</text:span> user's <text:span text:style-name="T4">password</text:span></text:p>
      <text:p text:style-name="P13">Request</text:p>
      <text:list xml:id="list231254664201828" text:continue-list="list231254543668607" text:style-name="L2">
        <text:list-item>
          <text:p text:style-name="P35">Headers</text:p>
          <text:list>
            <text:list-item>
              <text:p text:style-name="P35">Authorization: <text:span text:style-name="T4">Bearer</text:span> <text:span text:style-name="T4">USER_ACCESS_TOKEN</text:span></text:p>
            </text:list-item>
            <text:list-item>
              <text:p text:style-name="P98">Content-Type: application/json</text:p>
            </text:list-item>
          </text:list>
        </text:list-item>
      </text:list>
      <text:list xml:id="list1334067947678502524" text:style-name="L8">
        <text:list-item>
          <text:p text:style-name="P54">Body</text:p>
        </text:list-item>
      </text:list>
      <text:p text:style-name="P18">{</text:p>
      <text:p text:style-name="P26"><text:s text:c="4"/><text:span text:style-name="T4">"userId": 1234,</text:span></text:p>
      <text:p text:style-name="P29"><text:s text:c="4"/>"newPassword" : "new_password"</text:p>
      <text:p text:style-name="P26">}</text:p>
      <text:h text:style-name="P125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110" text:outline-level="3"><text:bookmark-start text:name="__RefHeading___Toc177_236450557"/>No Content<text:bookmark-end text:name="__RefHeading___Toc177_236450557"/></text:h>
        </text:list-item>
      </text:list>
      <text:h text:style-name="P55" text:outline-level="3"/>
      <text:h text:style-name="P138" text:outline-level="2"/>
      <text:h text:style-name="P141" text:outline-level="2"><text:bookmark-start text:name="__RefHeading___Toc115_236450557"/>Characters [/characters]<text:bookmark-end text:name="__RefHeading___Toc115_236450557"/></text:h>
      <text:h text:style-name="P148" text:outline-level="3"><text:bookmark-start text:name="__DdeLink__476_522066525"/><text:bookmark-start text:name="__RefHeading___Toc485_522066525"/><text:span text:style-name="T6">Create Character [POST]</text:span><text:bookmark-end text:name="__RefHeading___Toc485_522066525"/></text:h>
      <text:p text:style-name="P112">Change the user's <text:span text:style-name="T4">password</text:span></text:p>
      <text:p text:style-name="P126">Request</text:p>
      <text:list xml:id="list231256095336720" text:continue-list="list231254664201828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99">Content-Type: application/json</text:p>
            </text:list-item>
          </text:list>
        </text:list-item>
      </text:list>
      <text:list xml:id="list667229488341874388" text:style-name="L10">
        <text:list-item>
          <text:p text:style-name="P56">Body</text:p>
        </text:list-item>
      </text:list>
      <text:p text:style-name="P219">{</text:p>
      <text:p text:style-name="P166"><text:s text:c="4"/><text:span text:style-name="T4">"region": "eu",</text:span></text:p>
      <text:p text:style-name="P172"><text:s text:c="4"/>"<text:span text:style-name="T7">realm</text:span>" : "<text:span text:style-name="T7">quel'thalas</text:span>",</text:p>
      <text:p text:style-name="P172"><text:s text:c="4"/>"<text:span text:style-name="T7">name</text:span>" : "<text:span text:style-name="T7">emerkai</text:span> <text:s text:c="3"/></text:p>
      <text:p text:style-name="P166">}</text:p>
      <text:p text:style-name="P126">Response (application/json) 200</text:p>
      <text:list xml:id="list231254791982631" text:continue-list="list231254155660821" text:style-name="L5">
        <text:list-item>
          <text:p text:style-name="P52">Body</text:p>
        </text:list-item>
      </text:list>
      <text:p text:style-name="P204">{</text:p>
      <text:p text:style-name="P175"><text:s text:c="2"/>"id": <text:span text:style-name="T7">1</text:span>,</text:p>
      <text:p text:style-name="P175"><text:s text:c="2"/>"<text:span text:style-name="T7">name</text:span>": "<text:span text:style-name="T7">emerkai</text:span>",</text:p>
      <text:p text:style-name="P175"><text:s text:c="2"/>"<text:span text:style-name="T7">realm</text:span>": "<text:span text:style-name="T7">quel'thalas_eu</text:span>"</text:p>
      <text:p text:style-name="P175"><text:s text:c="2"/>"<text:span text:style-name="T7">className</text:span>": "<text:span text:style-name="T7">Priest</text:span>",</text:p>
      <text:p text:style-name="P175"><text:s text:c="2"/>"<text:span text:style-name="T7">mainSpec</text:span>": "<text:span text:style-name="T7">Holy</text:span>",</text:p>
      <text:p text:style-name="P175"><text:s text:c="2"/>"<text:span text:style-name="T7">offSpec</text:span>": "<text:span text:style-name="T7">Shadow</text:span>"</text:p>
      <text:p text:style-name="P175">}</text:p>
      <text:h text:style-name="P152" text:outline-level="3"><text:bookmark-start text:name="__RefHeading___Toc487_522066525"/><text:span text:style-name="T6">Get Character [GET /{region}/{realm}/{name}]</text:span><text:bookmark-end text:name="__RefHeading___Toc487_522066525"/><text:bookmark-start text:name="__DdeLink__444_522066525"/></text:h>
      <text:p text:style-name="P126">Request</text:p>
      <text:list xml:id="list231255463233651" text:continue-list="list231256095336720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99">Content-Type: application/json</text:p>
            </text:list-item>
          </text:list>
        </text:list-item>
      </text:list>
      <text:p text:style-name="P126">Response (application/json) 200</text:p>
      <text:list xml:id="list5368300232151297750" text:style-name="L12">
        <text:list-item>
          <text:p text:style-name="P57">Body</text:p>
        </text:list-item>
      </text:list>
      <text:p text:style-name="P204">{</text:p>
      <text:p text:style-name="P175"><text:s text:c="2"/>"id": <text:span text:style-name="T7">1</text:span>,</text:p>
      <text:p text:style-name="P175"><text:s text:c="2"/>"<text:span text:style-name="T7">name</text:span>": "<text:span text:style-name="T7">emerkai</text:span>",</text:p>
      <text:p text:style-name="P175"><text:s text:c="2"/>"<text:span text:style-name="T7">realm</text:span>": "<text:span text:style-name="T7">quel'thalas_eu</text:span>"</text:p>
      <text:p text:style-name="P175"><text:s text:c="2"/>"<text:span text:style-name="T7">className</text:span>": "<text:span text:style-name="T7">Priest</text:span>",</text:p>
      <text:p text:style-name="P175"><text:s text:c="2"/>"<text:span text:style-name="T7">mainSpec</text:span>": "<text:span text:style-name="T7">Holy</text:span>",</text:p>
      <text:p text:style-name="P175"><text:s text:c="2"/>"<text:span text:style-name="T7">offSpec</text:span>": "<text:span text:style-name="T7">Shadow</text:span>"</text:p>
      <text:p text:style-name="P175">}<text:bookmark-end text:name="__DdeLink__444_522066525"/></text:p>
      <text:h text:style-name="P153" text:outline-level="3"><text:bookmark-start text:name="__RefHeading___Toc489_522066525"/><text:span text:style-name="T6">Get Character [GET /{id}]</text:span><text:bookmark-end text:name="__RefHeading___Toc489_522066525"/></text:h>
      <text:p text:style-name="P127"><text:bookmark-start text:name="__DdeLink__447_522066525"/>Request</text:p>
      <text:list xml:id="list231254408630798" text:continue-list="list231255463233651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0">Content-Type: application/json</text:p>
            </text:list-item>
          </text:list>
        </text:list-item>
      </text:list>
      <text:p text:style-name="P127">Response (application/json) 200</text:p>
      <text:list xml:id="list970224541269871399" text:style-name="L13">
        <text:list-item>
          <text:p text:style-name="P58">Body</text:p>
        </text:list-item>
      </text:list>
      <text:p text:style-name="P205">{</text:p>
      <text:p text:style-name="P176"><text:s text:c="2"/>"id": <text:span text:style-name="T7">1</text:span>,</text:p>
      <text:p text:style-name="P176"><text:s text:c="2"/>"<text:span text:style-name="T7">name</text:span>": "<text:span text:style-name="T7">emerkai</text:span>",</text:p>
      <text:p text:style-name="P176"><text:s text:c="2"/>"<text:span text:style-name="T7">realm</text:span>": "<text:span text:style-name="T7">quel'thalas_eu</text:span>"</text:p>
      <text:p text:style-name="P176"><text:s text:c="2"/>"<text:span text:style-name="T7">className</text:span>": "<text:span text:style-name="T7">Priest</text:span>",</text:p>
      <text:p text:style-name="P176"><text:s text:c="2"/>"<text:span text:style-name="T7">mainSpec</text:span>": "<text:span text:style-name="T7">Holy</text:span>",</text:p>
      <text:p text:style-name="P176"><text:s text:c="2"/>"<text:span text:style-name="T7">offSpec</text:span>": "<text:span text:style-name="T7">Shadow</text:span>"</text:p>
      <text:p text:style-name="P114">}</text:p>
      <text:p text:style-name="P111"><text:bookmark-end text:name="__DdeLink__447_522066525"/></text:p>
      <text:h text:style-name="P152" text:outline-level="3"><text:bookmark-start text:name="__DdeLink__453_522066525"/><text:bookmark-start text:name="__RefHeading___Toc491_522066525"/><text:span text:style-name="T9">Update character [PUT /{id}]</text:span><text:bookmark-end text:name="__RefHeading___Toc491_522066525"/></text:h>
      <text:p text:style-name="P127">Request</text:p>
      <text:list xml:id="list231255078387829" text:continue-list="list231254408630798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100">Content-Type: application/json</text:p>
            </text:list-item>
          </text:list>
        </text:list-item>
      </text:list>
      <text:p text:style-name="P127">Response (application/json) 200</text:p>
      <text:list xml:id="list8025318660462398329" text:style-name="L14">
        <text:list-item>
          <text:p text:style-name="P59">Body</text:p>
        </text:list-item>
      </text:list>
      <text:p text:style-name="P205">{</text:p>
      <text:p text:style-name="P176"><text:s text:c="2"/>"id": <text:span text:style-name="T7">1</text:span>,</text:p>
      <text:p text:style-name="P176"><text:s text:c="2"/>"<text:span text:style-name="T7">name</text:span>": "<text:span text:style-name="T7">emerkai</text:span>",</text:p>
      <text:p text:style-name="P176"><text:s text:c="2"/>"<text:span text:style-name="T7">realm</text:span>": "<text:span text:style-name="T7">quel'thalas_eu</text:span>"</text:p>
      <text:p text:style-name="P176"><text:s text:c="2"/>"<text:span text:style-name="T7">className</text:span>": "<text:span text:style-name="T7">Priest</text:span>",</text:p>
      <text:p text:style-name="P176"><text:s text:c="2"/>"<text:span text:style-name="T7">mainSpec</text:span>": "<text:span text:style-name="T7">Holy</text:span>",</text:p>
      <text:p text:style-name="P176"><text:s text:c="2"/>"<text:span text:style-name="T7">offSpec</text:span>": "<text:span text:style-name="T7">Shadow</text:span>"</text:p>
      <text:p text:style-name="P114">}<text:bookmark-end text:name="__DdeLink__453_522066525"/></text:p>
      <text:p text:style-name="P118"/>
      <text:h text:style-name="P154" text:outline-level="3"><text:bookmark-start text:name="__DdeLink__455_522066525"/><text:bookmark-start text:name="__RefHeading___Toc493_522066525"/><text:span text:style-name="T10">Lock character [PUT /{id}/lock]</text:span><text:bookmark-end text:name="__RefHeading___Toc493_522066525"/></text:h>
      <text:p text:style-name="P128">Request</text:p>
      <text:list xml:id="list231256123478133" text:continue-list="list231255078387829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1">Content-Type: application/json</text:p>
            </text:list-item>
          </text:list>
        </text:list-item>
      </text:list>
      <text:p text:style-name="P128">Response (application/json) 200</text:p>
      <text:list xml:id="list6600995343287082549" text:style-name="L15">
        <text:list-item>
          <text:p text:style-name="P60">Body</text:p>
        </text:list-item>
      </text:list>
      <text:p text:style-name="P222">{</text:p>
      <text:p text:style-name="P177"><text:s text:c="2"/>"id": <text:span text:style-name="T7">1</text:span>,</text:p>
      <text:p text:style-name="P177"><text:s text:c="2"/>"<text:span text:style-name="T7">name</text:span>": "<text:span text:style-name="T7">emerkai</text:span>",</text:p>
      <text:p text:style-name="P177"><text:s text:c="2"/>"<text:span text:style-name="T7">realm</text:span>": "<text:span text:style-name="T7">quel'thalas_eu</text:span>"</text:p>
      <text:p text:style-name="P177"><text:s text:c="2"/>"<text:span text:style-name="T7">className</text:span>": "<text:span text:style-name="T7">Priest</text:span>",</text:p>
      <text:p text:style-name="P177"><text:s text:c="2"/>"<text:span text:style-name="T7">mainSpec</text:span>": "<text:span text:style-name="T7">Holy</text:span>",</text:p>
      <text:p text:style-name="P177"><text:s text:c="2"/>"<text:span text:style-name="T7">offSpec</text:span>": "<text:span text:style-name="T7">Shadow</text:span>"</text:p>
      <text:p text:style-name="P115">}</text:p>
      <text:h text:style-name="P154" text:outline-level="3"><text:bookmark-start text:name="__RefHeading___Toc495_522066525"/><text:span text:style-name="T10">Unlock Character [PUT /{id}/unlock]</text:span><text:bookmark-end text:name="__RefHeading___Toc495_522066525"/></text:h>
      <text:p text:style-name="P128">Request</text:p>
      <text:list xml:id="list231254430326498" text:continue-list="list231256123478133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101">Content-Type: application/json</text:p>
            </text:list-item>
          </text:list>
        </text:list-item>
      </text:list>
      <text:p text:style-name="P128">Response (application/json) 200</text:p>
      <text:list xml:id="list2227575175613341400" text:style-name="L16">
        <text:list-item>
          <text:p text:style-name="P61">Body</text:p>
        </text:list-item>
      </text:list>
      <text:p text:style-name="P222">{</text:p>
      <text:p text:style-name="P177"><text:s text:c="2"/>"id": <text:span text:style-name="T7">1</text:span>,</text:p>
      <text:p text:style-name="P177"><text:s text:c="2"/>"<text:span text:style-name="T7">name</text:span>": "<text:span text:style-name="T7">emerkai</text:span>",</text:p>
      <text:p text:style-name="P177"><text:s text:c="2"/>"<text:span text:style-name="T7">realm</text:span>": "<text:span text:style-name="T7">quel'thalas_eu</text:span>"</text:p>
      <text:p text:style-name="P177"><text:s text:c="2"/>"<text:span text:style-name="T7">className</text:span>": "<text:span text:style-name="T7">Priest</text:span>",</text:p>
      <text:p text:style-name="P177"><text:s text:c="2"/>"<text:span text:style-name="T7">mainSpec</text:span>": "<text:span text:style-name="T7">Holy</text:span>",</text:p>
      <text:p text:style-name="P177"><text:s text:c="2"/>"<text:span text:style-name="T7">offSpec</text:span>": "<text:span text:style-name="T7">Shadow</text:span>"</text:p>
      <text:p text:style-name="P115">}<text:bookmark-end text:name="__DdeLink__455_522066525"/></text:p>
      <text:h text:style-name="P155" text:outline-level="3"><text:bookmark-start text:name="__RefHeading___Toc497_522066525"/><text:span text:style-name="T10">Lock character ownership [PUT /{id}/ownership/lock]</text:span><text:bookmark-end text:name="__RefHeading___Toc497_522066525"/></text:h>
      <text:p text:style-name="P129">Request</text:p>
      <text:list xml:id="list231254565111142" text:continue-list="list231254430326498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02">Content-Type: application/json</text:p>
            </text:list-item>
          </text:list>
        </text:list-item>
      </text:list>
      <text:p text:style-name="P129">Response (application/json) 200</text:p>
      <text:list xml:id="list818899981243095765" text:style-name="L17">
        <text:list-item>
          <text:p text:style-name="P62">Body</text:p>
        </text:list-item>
      </text:list>
      <text:p text:style-name="P224">{</text:p>
      <text:p text:style-name="P178"><text:s text:c="2"/>"id": <text:span text:style-name="T7">1</text:span>,</text:p>
      <text:p text:style-name="P178"><text:s text:c="2"/>"<text:span text:style-name="T7">name</text:span>": "<text:span text:style-name="T7">emerkai</text:span>",</text:p>
      <text:p text:style-name="P178"><text:s text:c="2"/>"<text:span text:style-name="T7">realm</text:span>": "<text:span text:style-name="T7">quel'thalas_eu</text:span>"</text:p>
      <text:p text:style-name="P178"><text:s text:c="2"/>"<text:span text:style-name="T7">className</text:span>": "<text:span text:style-name="T7">Priest</text:span>",</text:p>
      <text:p text:style-name="P178"><text:s text:c="2"/>"<text:span text:style-name="T7">mainSpec</text:span>": "<text:span text:style-name="T7">Holy</text:span>",</text:p>
      <text:p text:style-name="P178"><text:s text:c="2"/>"<text:span text:style-name="T7">offSpec</text:span>": "<text:span text:style-name="T7">Shadow</text:span>"</text:p>
      <text:p text:style-name="P116">}</text:p>
      <text:h text:style-name="P155" text:outline-level="3"><text:bookmark-start text:name="__RefHeading___Toc499_522066525"/><text:span text:style-name="T10">Unlock Character Ownership [PUT /{id}/ownership/unlock]</text:span><text:bookmark-end text:name="__RefHeading___Toc499_522066525"/></text:h>
      <text:p text:style-name="P129">Request</text:p>
      <text:list xml:id="list231255225056873" text:continue-list="list231254565111142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102">Content-Type: application/json</text:p>
            </text:list-item>
          </text:list>
        </text:list-item>
      </text:list>
      <text:p text:style-name="P129">Response (application/json) 200</text:p>
      <text:list xml:id="list3450491545896149928" text:style-name="L18">
        <text:list-item>
          <text:p text:style-name="P63">Body</text:p>
        </text:list-item>
      </text:list>
      <text:p text:style-name="P224">{</text:p>
      <text:p text:style-name="P178"><text:s text:c="2"/>"id": <text:span text:style-name="T7">1</text:span>,</text:p>
      <text:p text:style-name="P178"><text:s text:c="2"/>"<text:span text:style-name="T7">name</text:span>": "<text:span text:style-name="T7">emerkai</text:span>",</text:p>
      <text:p text:style-name="P178"><text:s text:c="2"/>"<text:span text:style-name="T7">realm</text:span>": "<text:span text:style-name="T7">quel'thalas_eu</text:span>"</text:p>
      <text:p text:style-name="P178"><text:s text:c="2"/>"<text:span text:style-name="T7">className</text:span>": "<text:span text:style-name="T7">Priest</text:span>",</text:p>
      <text:p text:style-name="P178"><text:s text:c="2"/>"<text:span text:style-name="T7">mainSpec</text:span>": "<text:span text:style-name="T7">Holy</text:span>",</text:p>
      <text:p text:style-name="P178"><text:s text:c="2"/>"<text:span text:style-name="T7">offSpec</text:span>": "<text:span text:style-name="T7">Shadow</text:span>"</text:p>
      <text:h text:style-name="P117" text:outline-level="3"><text:bookmark-start text:name="__RefHeading___Toc501_522066525"/><text:tab/>}<text:bookmark-end text:name="__RefHeading___Toc501_522066525"/></text:h>
      <text:h text:style-name="P160" text:outline-level="3"><text:bookmark-start text:name="__RefHeading___Toc503_522066525"/><text:span text:style-name="T12">Change ownership [PUT /{id}/ownership/change]</text:span><text:bookmark-end text:name="__RefHeading___Toc503_522066525"/></text:h>
      <text:p text:style-name="P130">Request</text:p>
      <text:list xml:id="list231254676983179" text:continue-list="list231255225056873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103">Content-Type: application/json</text:p>
            </text:list-item>
          </text:list>
        </text:list-item>
      </text:list>
      <text:list xml:id="list76580777889343538" text:style-name="L19">
        <text:list-item>
          <text:p text:style-name="P64">Body</text:p>
        </text:list-item>
      </text:list>
      <text:p text:style-name="P226">{</text:p>
      <text:p text:style-name="P167"><text:s text:c="4"/><text:span text:style-name="T4">"userId": 2 <text:s text:c="3"/></text:span></text:p>
      <text:p text:style-name="P167">}</text:p>
      <text:p text:style-name="P130">Response (application/json) 200</text:p>
      <text:list xml:id="list8554324505958595358" text:style-name="L20">
        <text:list-item>
          <text:p text:style-name="P65">Body</text:p>
        </text:list-item>
      </text:list>
      <text:p text:style-name="P227">{</text:p>
      <text:p text:style-name="P184"><text:s text:c="2"/>"<text:span text:style-name="T11">userId</text:span>": <text:span text:style-name="T7">1</text:span>,</text:p>
      <text:p text:style-name="P184"><text:s text:c="2"/>"<text:span text:style-name="T7">name</text:span>": "<text:span text:style-name="T7">emerkai</text:span>",</text:p>
      <text:p text:style-name="P184"><text:s text:c="2"/>"<text:span text:style-name="T7">realm</text:span>": "<text:span text:style-name="T7">quel'thalas_eu</text:span>"</text:p>
      <text:p text:style-name="P184"><text:s text:c="2"/>"<text:span text:style-name="T7">className</text:span>": "<text:span text:style-name="T7">Priest</text:span>",</text:p>
      <text:p text:style-name="P184"><text:s text:c="2"/>"<text:span text:style-name="T7">mainSpec</text:span>": "<text:span text:style-name="T7">Holy</text:span>",</text:p>
      <text:p text:style-name="P184"><text:s text:c="2"/>"<text:span text:style-name="T7">offSpec</text:span>": "<text:span text:style-name="T7">Shadow</text:span>"</text:p>
      <text:h text:style-name="P179" text:outline-level="3"><text:bookmark-start text:name="__RefHeading___Toc505_522066525"/>}<text:bookmark-end text:name="__RefHeading___Toc505_522066525"/></text:h>
      <text:h text:style-name="P161" text:outline-level="3"><text:bookmark-start text:name="__DdeLink__461_522066525"/><text:bookmark-start text:name="__RefHeading___Toc507_522066525"/><text:span text:style-name="T13">Take ownership [PUT /{id}/ownership/take]</text:span><text:bookmark-end text:name="__RefHeading___Toc507_522066525"/></text:h>
      <text:p text:style-name="P131">Request</text:p>
      <text:list xml:id="list231254201658947" text:continue-list="list231254676983179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104">Content-Type: application/json</text:p>
            </text:list-item>
          </text:list>
        </text:list-item>
      </text:list>
      <text:p text:style-name="P131">Response (application/json) 200</text:p>
      <text:list xml:id="list4521009849205595206" text:style-name="L22">
        <text:list-item>
          <text:p text:style-name="P66">Body</text:p>
        </text:list-item>
      </text:list>
      <text:p text:style-name="P228">{</text:p>
      <text:p text:style-name="P185"><text:s text:c="2"/>"<text:span text:style-name="T11">userId</text:span>": <text:span text:style-name="T7">1</text:span>,</text:p>
      <text:p text:style-name="P185"><text:s text:c="2"/>"<text:span text:style-name="T7">name</text:span>": "<text:span text:style-name="T7">emerkai</text:span>",</text:p>
      <text:p text:style-name="P185"><text:s text:c="2"/>"<text:span text:style-name="T7">realm</text:span>": "<text:span text:style-name="T7">quel'thalas_eu</text:span>"</text:p>
      <text:p text:style-name="P185"><text:s text:c="2"/>"<text:span text:style-name="T7">className</text:span>": "<text:span text:style-name="T7">Priest</text:span>",</text:p>
      <text:p text:style-name="P185"><text:s text:c="2"/>"<text:span text:style-name="T7">mainSpec</text:span>": "<text:span text:style-name="T7">Holy</text:span>",</text:p>
      <text:p text:style-name="P185"><text:s text:c="2"/>"<text:span text:style-name="T7">offSpec</text:span>": "<text:span text:style-name="T7">Shadow</text:span>"</text:p>
      <text:h text:style-name="P180" text:outline-level="3"><text:bookmark-start text:name="__RefHeading___Toc509_522066525"/><text:span text:style-name="T8">}</text:span><text:bookmark-end text:name="__RefHeading___Toc509_522066525"/></text:h>
      <text:h text:style-name="P138" text:outline-level="2"><text:bookmark-end text:name="__DdeLink__461_522066525"/></text:h>
      <text:h text:style-name="P162" text:outline-level="3"><text:bookmark-start text:name="__DdeLink__468_522066525"/><text:bookmark-start text:name="__RefHeading___Toc511_522066525"/><text:span text:style-name="T14">Request ownership [POST /{id}/ownership/request] </text:span><text:bookmark-end text:name="__RefHeading___Toc511_522066525"/></text:h>
      <text:p text:style-name="P132">Request</text:p>
      <text:list xml:id="list231254232350138" text:continue-list="list231254201658947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</text:list>
        </text:list-item>
      </text:list>
      <text:p text:style-name="P132">Response (application/json) 200</text:p>
      <text:list xml:id="list8294564468871697594" text:style-name="L27">
        <text:list-item>
          <text:p text:style-name="P69">Body</text:p>
        </text:list-item>
      </text:list>
      <text:p text:style-name="P208">{</text:p>
      <text:p text:style-name="P188"><text:s text:c="2"/>"requestId": 3,</text:p>
      <text:p text:style-name="P188"><text:s text:c="2"/>"requesterId": 10,</text:p>
      <text:p text:style-name="P188"><text:s text:c="2"/>"subjectId": 1,</text:p>
      <text:p text:style-name="P188"><text:s text:c="2"/>"ownerId": 2,</text:p>
      <text:p text:style-name="P188"><text:s text:c="2"/>"subjectType": "WarcraftCharacter"</text:p>
      <text:p text:style-name="P188">}<text:bookmark-end text:name="__DdeLink__468_522066525"/></text:p>
      <text:h text:style-name="P139" text:outline-level="2"/>
      <text:h text:style-name="P162" text:outline-level="3"><text:bookmark-start text:name="__RefHeading___Toc513_522066525"/><text:span text:style-name="T14">Reject ownership request [DELETE /{id}/ownership/request] </text:span><text:bookmark-end text:name="__RefHeading___Toc513_522066525"/></text:h>
      <text:p text:style-name="P113">Change the user's <text:span text:style-name="T4">password</text:span></text:p>
      <text:p text:style-name="P132">Request</text:p>
      <text:list xml:id="list231255381818805" text:continue-list="list231254232350138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105">Content-Type: application/json</text:p>
            </text:list-item>
          </text:list>
        </text:list-item>
      </text:list>
      <text:list xml:id="list698561394394995204" text:style-name="L23">
        <text:list-item>
          <text:p text:style-name="P67">Body</text:p>
        </text:list-item>
      </text:list>
      <text:p text:style-name="P229">{</text:p>
      <text:p text:style-name="P168"><text:s text:c="4"/><text:span text:style-name="T4">"requestId": 3 <text:s text:c="3"/></text:span></text:p>
      <text:p text:style-name="P168">}</text:p>
      <text:p text:style-name="P132">Response <text:s/>20<text:span text:style-name="T14">4</text:span></text:p>
      <text:list xml:id="list4764155921831919934" text:style-name="L24">
        <text:list-item>
          <text:p text:style-name="P68">Body</text:p>
          <text:list>
            <text:list-item>
              <text:p text:style-name="P119">No content</text:p>
            </text:list-item>
          </text:list>
        </text:list-item>
      </text:list>
      <text:p text:style-name="P182"/>
      <text:h text:style-name="P163" text:outline-level="3"><text:bookmark-start text:name="__RefHeading___Toc515_522066525"/><text:span text:style-name="T15">Approve ownership request [PUT /{id}/ownership/request]</text:span><text:bookmark-end text:name="__RefHeading___Toc515_522066525"/></text:h>
      <text:p text:style-name="P133">Request</text:p>
      <text:list xml:id="list231255446440430" text:continue-list="list231255381818805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list xml:id="list1562289202440487343" text:style-name="L28">
        <text:list-item>
          <text:p text:style-name="P70">Body</text:p>
        </text:list-item>
      </text:list>
      <text:p text:style-name="P203">{</text:p>
      <text:p text:style-name="P169"><text:s text:c="4"/><text:span text:style-name="T4">"requestId": 2 <text:s text:c="3"/></text:span></text:p>
      <text:p text:style-name="P169">}</text:p>
      <text:p text:style-name="P133">Response (application/json) 200</text:p>
      <text:list xml:id="list6784570810516361951" text:style-name="L29">
        <text:list-item>
          <text:p text:style-name="P71">Body</text:p>
        </text:list-item>
      </text:list>
      <text:p text:style-name="P206">{</text:p>
      <text:p text:style-name="P186"><text:s text:c="2"/>"<text:span text:style-name="T11">userId</text:span>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h text:style-name="P181" text:outline-level="3"><text:bookmark-start text:name="__RefHeading___Toc517_522066525"/>}<text:bookmark-end text:name="__RefHeading___Toc517_522066525"/><text:bookmark-end text:name="__DdeLink__476_522066525"/></text:h>
      <text:h text:style-name="P164" text:outline-level="3"><text:bookmark-start text:name="__RefHeading___Toc519_522066525"/><text:span text:style-name="T16">Create verification request [POST /{id}/ownership/verify] </text:span><text:bookmark-end text:name="__RefHeading___Toc519_522066525"/></text:h>
      <text:p text:style-name="P134">Request</text:p>
      <text:list xml:id="list231255952600183" text:continue-list="list231255446440430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34">Response (application/json) 200</text:p>
      <text:list xml:id="list7935433938952745325" text:style-name="L32">
        <text:list-item>
          <text:p text:style-name="P74">Body</text:p>
        </text:list-item>
      </text:list>
      <text:p text:style-name="P209">{</text:p>
      <text:p text:style-name="P190"><text:s text:c="2"/>"requestId": 4,</text:p>
      <text:p text:style-name="P190"><text:s text:c="2"/>"requesterId": 3,</text:p>
      <text:p text:style-name="P190"><text:s text:c="2"/>"subjectId": 1,</text:p>
      <text:p text:style-name="P190"><text:s text:c="2"/>"itemSlot": "MAINHAND"</text:p>
      <text:p text:style-name="P190">}<text:tab/></text:p>
      <text:h text:style-name="P163" text:outline-level="3"><text:bookmark-start text:name="__RefHeading___Toc521_522066525"/><text:span text:style-name="T15">Check verification request request [PUT /{id}/ownership/verify]</text:span><text:bookmark-end text:name="__RefHeading___Toc521_522066525"/></text:h>
      <text:p text:style-name="P133">Request</text:p>
      <text:list xml:id="list231255229525082" text:continue-list="list231255952600183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106">Content-Type: application/json</text:p>
            </text:list-item>
          </text:list>
        </text:list-item>
      </text:list>
      <text:list xml:id="list5673912867223677902" text:style-name="L30">
        <text:list-item>
          <text:p text:style-name="P72">Body</text:p>
        </text:list-item>
      </text:list>
      <text:p text:style-name="P203">{</text:p>
      <text:p text:style-name="P169"><text:s text:c="4"/><text:span text:style-name="T4">"requestId": 2 <text:s text:c="3"/></text:span></text:p>
      <text:p text:style-name="P169">}</text:p>
      <text:p text:style-name="P133">Response (application/json) 200</text:p>
      <text:list xml:id="list596716515069713571" text:style-name="L31">
        <text:list-item>
          <text:p text:style-name="P73">Body</text:p>
        </text:list-item>
      </text:list>
      <text:p text:style-name="P206">{</text:p>
      <text:p text:style-name="P186"><text:s text:c="2"/>"<text:span text:style-name="T11">userId</text:span>": <text:span text:style-name="T7">1</text:span>,</text:p>
      <text:p text:style-name="P186"><text:s text:c="2"/>"<text:span text:style-name="T7">name</text:span>": "<text:span text:style-name="T7">emerkai</text:span>",</text:p>
      <text:p text:style-name="P186"><text:s text:c="2"/>"<text:span text:style-name="T7">realm</text:span>": "<text:span text:style-name="T7">quel'thalas_eu</text:span>"</text:p>
      <text:p text:style-name="P186"><text:s text:c="2"/>"<text:span text:style-name="T7">className</text:span>": "<text:span text:style-name="T7">Priest</text:span>",</text:p>
      <text:p text:style-name="P186"><text:s text:c="2"/>"<text:span text:style-name="T7">mainSpec</text:span>": "<text:span text:style-name="T7">Holy</text:span>",</text:p>
      <text:p text:style-name="P186"><text:s text:c="2"/>"<text:span text:style-name="T7">offSpec</text:span>": "<text:span text:style-name="T7">Shadow</text:span>"</text:p>
      <text:h text:style-name="P181" text:outline-level="3"><text:bookmark-start text:name="__RefHeading___Toc523_522066525"/>}<text:bookmark-end text:name="__RefHeading___Toc523_522066525"/></text:h>
      <text:h text:style-name="P141" text:outline-level="2"><text:bookmark-start text:name="__RefHeading___Toc117_236450557"/>Guilds [/guilds]<text:bookmark-end text:name="__RefHeading___Toc117_236450557"/></text:h>
      <text:h text:style-name="P149" text:outline-level="3"><text:bookmark-start text:name="__RefHeading___Toc525_522066525"/><text:span text:style-name="T6">Create guild [POST]</text:span><text:bookmark-end text:name="__RefHeading___Toc525_522066525"/></text:h>
      <text:p text:style-name="P135">Request</text:p>
      <text:list xml:id="list231255035057671" text:continue-list="list231255229525082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231284041786213498" text:style-name="L33">
        <text:list-item>
          <text:p text:style-name="P75">Body</text:p>
        </text:list-item>
      </text:list>
      <text:p text:style-name="P232">{</text:p>
      <text:p text:style-name="P170"><text:s text:c="4"/><text:span text:style-name="T4">"region": "eu",</text:span></text:p>
      <text:p text:style-name="P173"><text:s text:c="4"/>"<text:span text:style-name="T7">realm</text:span>" : "<text:span text:style-name="T7">quel'thalas</text:span>",</text:p>
      <text:p text:style-name="P173"><text:s text:c="4"/>"<text:span text:style-name="T7">name</text:span>" : "<text:span text:style-name="T17">lore</text:span> <text:s text:c="3"/></text:p>
      <text:p text:style-name="P170">}</text:p>
      <text:p text:style-name="P135">Response (application/json) 200</text:p>
      <text:list xml:id="list1122155171145238632" text:style-name="L34">
        <text:list-item>
          <text:p text:style-name="P76">Body</text:p>
        </text:list-item>
      </text:list>
      <text:p text:style-name="P210">{</text:p>
      <text:p text:style-name="P191"><text:s text:c="2"/>"id": 1,</text:p>
      <text:p text:style-name="P191"><text:s text:c="2"/>"name": "Lore",</text:p>
      <text:p text:style-name="P191"><text:s text:c="2"/>"realm": "quel'thalas_eu"</text:p>
      <text:p text:style-name="P191">}</text:p>
      <text:h text:style-name="P156" text:outline-level="3"><text:bookmark-start text:name="__RefHeading___Toc527_522066525"/><text:span text:style-name="T6">Get Guild [GET /{region}/{realm}/{name}]</text:span><text:bookmark-end text:name="__RefHeading___Toc527_522066525"/><text:bookmark-start text:name="__DdeLink__444_52206652528"/></text:h>
      <text:p text:style-name="P135">Request</text:p>
      <text:list xml:id="list231255646008267" text:continue-list="list23125503505767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8145533269621115022" text:style-name="L35">
        <text:list-item>
          <text:p text:style-name="P77">Body</text:p>
        </text:list-item>
      </text:list>
      <text:p text:style-name="P211"><text:bookmark-end text:name="__DdeLink__444_52206652528"/>{</text:p>
      <text:p text:style-name="P193"><text:s text:c="2"/>"id": 1,</text:p>
      <text:p text:style-name="P193"><text:s text:c="2"/>"name": "Lore",</text:p>
      <text:p text:style-name="P193"><text:s text:c="2"/>"realm": "quel'thalas_eu"</text:p>
      <text:p text:style-name="P193">}</text:p>
      <text:h text:style-name="P156" text:outline-level="3"><text:bookmark-start text:name="__RefHeading___Toc529_522066525"/><text:span text:style-name="T6">Get guild [GET /{id}]</text:span><text:bookmark-end text:name="__RefHeading___Toc529_522066525"/></text:h>
      <text:p text:style-name="P135"><text:bookmark-start text:name="__DdeLink__447_52206652529"/>Request</text:p>
      <text:list xml:id="list231254295141751" text:continue-list="list231255646008267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7875954405440007556" text:style-name="L36">
        <text:list-item>
          <text:p text:style-name="P78">Body</text:p>
        </text:list-item>
      </text:list>
      <text:p text:style-name="P212">{</text:p>
      <text:p text:style-name="P195"><text:s text:c="2"/>"id": 1,</text:p>
      <text:p text:style-name="P195"><text:s text:c="2"/>"name": "Lore",</text:p>
      <text:p text:style-name="P195"><text:s text:c="2"/>"realm": "quel'thalas_eu"</text:p>
      <text:p text:style-name="P195">}</text:p>
      <text:p text:style-name="P121"><text:bookmark-end text:name="__DdeLink__447_52206652529"/></text:p>
      <text:h text:style-name="P156" text:outline-level="3"><text:bookmark-start text:name="__DdeLink__453_52206652530"/><text:bookmark-start text:name="__RefHeading___Toc531_522066525"/><text:span text:style-name="T9">Update guild [PUT /{id}]</text:span><text:bookmark-end text:name="__RefHeading___Toc531_522066525"/></text:h>
      <text:p text:style-name="P135">Request</text:p>
      <text:list xml:id="list231255652332081" text:continue-list="list23125429514175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7438824486901007485" text:style-name="L37">
        <text:list-item>
          <text:p text:style-name="P79">Body</text:p>
        </text:list-item>
      </text:list>
      <text:p text:style-name="P213"><text:bookmark-end text:name="__DdeLink__453_52206652530"/>{</text:p>
      <text:p text:style-name="P197"><text:s text:c="2"/>"id": 1,</text:p>
      <text:p text:style-name="P197"><text:s text:c="2"/>"name": "Lore",</text:p>
      <text:p text:style-name="P197"><text:s text:c="2"/>"realm": "quel'thalas_eu"</text:p>
      <text:p text:style-name="P197">}</text:p>
      <text:p text:style-name="P121"/>
      <text:h text:style-name="P156" text:outline-level="3"><text:bookmark-start text:name="__DdeLink__455_52206652531"/><text:bookmark-start text:name="__RefHeading___Toc533_522066525"/><text:span text:style-name="T10">Lock guild [PUT /{id}/lock]</text:span><text:bookmark-end text:name="__RefHeading___Toc533_522066525"/></text:h>
      <text:p text:style-name="P135">Request</text:p>
      <text:list xml:id="list231254710891725" text:continue-list="list231255652332081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6627468393800621160" text:style-name="L38">
        <text:list-item>
          <text:p text:style-name="P80">Body</text:p>
        </text:list-item>
      </text:list>
      <text:p text:style-name="P214">{</text:p>
      <text:p text:style-name="P198"><text:s text:c="2"/>"id": 1,</text:p>
      <text:p text:style-name="P198"><text:s text:c="2"/>"name": "Lore",</text:p>
      <text:p text:style-name="P198"><text:s text:c="2"/>"realm": "quel'thalas_eu"</text:p>
      <text:p text:style-name="P198">}</text:p>
      <text:h text:style-name="P156" text:outline-level="3"><text:bookmark-start text:name="__RefHeading___Toc535_522066525"/><text:span text:style-name="T10">Unlock guild [PUT /{id}/unlock]</text:span><text:bookmark-end text:name="__RefHeading___Toc535_522066525"/></text:h>
      <text:p text:style-name="P135">Request</text:p>
      <text:list xml:id="list231255929594982" text:continue-list="list231254710891725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4842586862062556057" text:style-name="L39">
        <text:list-item>
          <text:p text:style-name="P81">Body</text:p>
        </text:list-item>
      </text:list>
      <text:p text:style-name="P214"><text:bookmark-end text:name="__DdeLink__455_52206652531"/>{</text:p>
      <text:p text:style-name="P198"><text:s text:c="2"/>"id": 1,</text:p>
      <text:p text:style-name="P198"><text:s text:c="2"/>"name": "Lore",</text:p>
      <text:p text:style-name="P198"><text:s text:c="2"/>"realm": "quel'thalas_eu"</text:p>
      <text:p text:style-name="P198">}</text:p>
      <text:h text:style-name="P156" text:outline-level="3"><text:bookmark-start text:name="__RefHeading___Toc537_522066525"/><text:span text:style-name="T10">Lock character ownership [PUT /{id}/ownership/lock]</text:span><text:bookmark-end text:name="__RefHeading___Toc537_522066525"/></text:h>
      <text:p text:style-name="P135">Request</text:p>
      <text:list xml:id="list231255965446364" text:continue-list="list231255929594982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2813889972096918758" text:style-name="L40">
        <text:list-item>
          <text:p text:style-name="P82">Body</text:p>
        </text:list-item>
      </text:list>
      <text:p text:style-name="P215">{</text:p>
      <text:p text:style-name="P199"><text:s text:c="2"/>"id": 1,</text:p>
      <text:p text:style-name="P199"><text:s text:c="2"/>"name": "Lore",</text:p>
      <text:p text:style-name="P199"><text:s text:c="2"/>"realm": "quel'thalas_eu"</text:p>
      <text:p text:style-name="P199">}</text:p>
      <text:h text:style-name="P156" text:outline-level="3"><text:bookmark-start text:name="__RefHeading___Toc539_522066525"/><text:span text:style-name="T10">Unlock Character Ownership [PUT /{id}/ownership/unlock]</text:span><text:bookmark-end text:name="__RefHeading___Toc539_522066525"/></text:h>
      <text:p text:style-name="P135">Request</text:p>
      <text:list xml:id="list231256181207248" text:continue-list="list231255965446364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1839177779151688692" text:style-name="L41">
        <text:list-item>
          <text:p text:style-name="P83">Body</text:p>
        </text:list-item>
      </text:list>
      <text:p text:style-name="P215">{</text:p>
      <text:p text:style-name="P199"><text:s text:c="2"/>"id": 1,</text:p>
      <text:p text:style-name="P199"><text:s text:c="2"/>"name": "Lore",</text:p>
      <text:p text:style-name="P199"><text:s text:c="2"/>"realm": "quel'thalas_eu"</text:p>
      <text:p text:style-name="P199">}</text:p>
      <text:h text:style-name="P165" text:outline-level="3"><text:bookmark-start text:name="__RefHeading___Toc541_522066525"/><text:span text:style-name="T12">Change ownership [PUT /{id}/ownership/change]</text:span><text:bookmark-end text:name="__RefHeading___Toc541_522066525"/></text:h>
      <text:p text:style-name="P135">Request</text:p>
      <text:list xml:id="list231254572954718" text:continue-list="list23125618120724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474770134836778184" text:style-name="L42">
        <text:list-item>
          <text:p text:style-name="P84">Body</text:p>
        </text:list-item>
      </text:list>
      <text:p text:style-name="P232">{</text:p>
      <text:p text:style-name="P170"><text:s text:c="4"/><text:span text:style-name="T4">"userId": 2 <text:s text:c="3"/></text:span></text:p>
      <text:p text:style-name="P170">}</text:p>
      <text:p text:style-name="P135">Response (application/json) 200</text:p>
      <text:list xml:id="list5420847785290636992" text:style-name="L43">
        <text:list-item>
          <text:p text:style-name="P85">Body</text:p>
        </text:list-item>
      </text:list>
      <text:p text:style-name="P216">{</text:p>
      <text:p text:style-name="P200"><text:s text:c="2"/>"id": 1,</text:p>
      <text:p text:style-name="P200"><text:s text:c="2"/>"name": "Lore",</text:p>
      <text:p text:style-name="P200"><text:s text:c="2"/>"realm": "quel'thalas_eu"</text:p>
      <text:p text:style-name="P200">}</text:p>
      <text:h text:style-name="P165" text:outline-level="3"><text:bookmark-start text:name="__DdeLink__461_52206652532"/><text:bookmark-start text:name="__RefHeading___Toc543_522066525"/><text:span text:style-name="T13">Take ownership [PUT /{id}/ownership/take]</text:span><text:bookmark-end text:name="__RefHeading___Toc543_522066525"/></text:h>
      <text:p text:style-name="P135">Request</text:p>
      <text:list xml:id="list231255580385670" text:continue-list="list23125457295471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p text:style-name="P135">Response (application/json) 200</text:p>
      <text:list xml:id="list6805339788046838189" text:style-name="L44">
        <text:list-item>
          <text:p text:style-name="P86">Body</text:p>
        </text:list-item>
      </text:list>
      <text:p text:style-name="P217">{</text:p>
      <text:p text:style-name="P201"><text:s text:c="2"/>"id": 1,</text:p>
      <text:p text:style-name="P201"><text:s text:c="2"/>"name": "Lore",</text:p>
      <text:p text:style-name="P201"><text:s text:c="2"/>"realm": "quel'thalas_eu"</text:p>
      <text:p text:style-name="P201">}</text:p>
      <text:h text:style-name="P140" text:outline-level="2"><text:bookmark-end text:name="__DdeLink__461_52206652532"/></text:h>
      <text:h text:style-name="P165" text:outline-level="3"><text:bookmark-start text:name="__DdeLink__468_52206652533"/><text:bookmark-start text:name="__RefHeading___Toc545_522066525"/><text:span text:style-name="T14">Request ownership [POST /{id}/ownership/request] </text:span><text:bookmark-end text:name="__RefHeading___Toc545_522066525"/></text:h>
      <text:p text:style-name="P135">Request</text:p>
      <text:list xml:id="list231255486415208" text:continue-list="list231255580385670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</text:list>
        </text:list-item>
      </text:list>
      <text:p text:style-name="P135">Response (application/json) 200</text:p>
      <text:list xml:id="list883916114266768383" text:style-name="L45">
        <text:list-item>
          <text:p text:style-name="P87">Body</text:p>
        </text:list-item>
      </text:list>
      <text:p text:style-name="P234">{</text:p>
      <text:p text:style-name="P189"><text:s text:c="2"/>"requestId": 3,</text:p>
      <text:p text:style-name="P189"><text:s text:c="2"/>"requesterId": 10,</text:p>
      <text:p text:style-name="P189"><text:s text:c="2"/>"subjectId": 1,</text:p>
      <text:p text:style-name="P189"><text:s text:c="2"/>"ownerId": 2,</text:p>
      <text:p text:style-name="P189"><text:s text:c="2"/>"subjectType": "<text:span text:style-name="T18">Guild</text:span>"</text:p>
      <text:p text:style-name="P189">}<text:bookmark-end text:name="__DdeLink__468_52206652533"/></text:p>
      <text:h text:style-name="P140" text:outline-level="2"/>
      <text:h text:style-name="P165" text:outline-level="3"><text:bookmark-start text:name="__RefHeading___Toc547_522066525"/><text:span text:style-name="T14">Reject ownership request [DELETE /{id}/ownership/request] </text:span><text:bookmark-end text:name="__RefHeading___Toc547_522066525"/></text:h>
      <text:p text:style-name="P135">Request</text:p>
      <text:list xml:id="list231255044258533" text:continue-list="list231255486415208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6882678979703907031" text:style-name="L46">
        <text:list-item>
          <text:p text:style-name="P88">Body</text:p>
        </text:list-item>
      </text:list>
      <text:p text:style-name="P232">{</text:p>
      <text:p text:style-name="P170"><text:s text:c="4"/><text:span text:style-name="T4">"requestId": 3 <text:s text:c="3"/></text:span></text:p>
      <text:p text:style-name="P170">}</text:p>
      <text:p text:style-name="P135">Response <text:s/>20<text:span text:style-name="T14">4</text:span></text:p>
      <text:list xml:id="list8771511393228496740" text:style-name="L47">
        <text:list-item>
          <text:p text:style-name="P89">Body</text:p>
          <text:list>
            <text:list-item>
              <text:p text:style-name="P120">No content</text:p>
            </text:list-item>
          </text:list>
        </text:list-item>
      </text:list>
      <text:p text:style-name="P183"/>
      <text:h text:style-name="P165" text:outline-level="3"><text:bookmark-start text:name="__RefHeading___Toc549_522066525"/><text:span text:style-name="T15">Approve ownership request [PUT /{id}/ownership/request]</text:span><text:bookmark-end text:name="__RefHeading___Toc549_522066525"/></text:h>
      <text:p text:style-name="P135">Request</text:p>
      <text:list xml:id="list231255942381766" text:continue-list="list231255044258533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107">Content-Type: application/json</text:p>
            </text:list-item>
          </text:list>
        </text:list-item>
      </text:list>
      <text:list xml:id="list7418580904687593757" text:style-name="L48">
        <text:list-item>
          <text:p text:style-name="P90">Body</text:p>
        </text:list-item>
      </text:list>
      <text:p text:style-name="P232">{</text:p>
      <text:p text:style-name="P170"><text:s text:c="4"/><text:span text:style-name="T4">"requestId": 2 <text:s text:c="3"/></text:span></text:p>
      <text:p text:style-name="P170">}</text:p>
      <text:p text:style-name="P135">Response (application/json) 200</text:p>
      <text:list xml:id="list5420118374397797168" text:style-name="L49">
        <text:list-item>
          <text:p text:style-name="P91">Body</text:p>
        </text:list-item>
      </text:list>
      <text:p text:style-name="P218">{</text:p>
      <text:p text:style-name="P202"><text:s text:c="2"/>"id": 1,</text:p>
      <text:p text:style-name="P202"><text:s text:c="2"/>"name": "Lore",</text:p>
      <text:p text:style-name="P202"><text:s text:c="2"/>"realm": "quel'thalas_eu"</text:p>
      <text:p text:style-name="P202">}</text:p>
      <text:h text:style-name="P138" text:outline-level="2"/>
      <text:h text:style-name="P141" text:outline-level="2"><text:bookmark-start text:name="__RefHeading___Toc119_236450557"/>Teams [/teams]<text:bookmark-end text:name="__RefHeading___Toc119_236450557"/></text:h>
      <text:h text:style-name="P150" text:outline-level="3"><text:span text:style-name="T6">Create team [POST]</text:span></text:h>
      <text:p text:style-name="P136">Request</text:p>
      <text:list xml:id="list231255657519955" text:continue-list="list231255942381766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list xml:id="list2992222935948193718" text:style-name="L50">
        <text:list-item>
          <text:p text:style-name="P92">Body</text:p>
        </text:list-item>
      </text:list>
      <text:p text:style-name="P237">{</text:p>
      <text:p text:style-name="P171"><text:s text:c="4"/><text:span text:style-name="T4">"region": "eu",</text:span></text:p>
      <text:p text:style-name="P174"><text:s text:c="4"/>"<text:span text:style-name="T7">realm</text:span>" : "<text:span text:style-name="T7">quel'thalas</text:span>",</text:p>
      <text:p text:style-name="P174"><text:s text:c="4"/>"<text:span text:style-name="T7">name</text:span>" : "<text:span text:style-name="T17">lore</text:span> <text:s text:c="3"/></text:p>
      <text:p text:style-name="P171">}</text:p>
      <text:p text:style-name="P136">Response (application/json) 200</text:p>
      <text:list xml:id="list1780474048691361764" text:style-name="L51">
        <text:list-item>
          <text:p text:style-name="P93">Body</text:p>
        </text:list-item>
      </text:list>
      <text:p text:style-name="P238">{</text:p>
      <text:p text:style-name="P192"><text:s text:c="2"/>"id": 1,</text:p>
      <text:p text:style-name="P192"><text:s text:c="2"/>"name": "Lore",</text:p>
      <text:p text:style-name="P192"><text:s text:c="2"/>"realm": "quel'thalas_eu"</text:p>
      <text:p text:style-name="P192">}</text:p>
      <text:h text:style-name="P157" text:outline-level="3"><text:bookmark-start text:name="__RefHeading___Toc527_52206652568"/><text:span text:style-name="T6">Get team [GET /{region}/{name}]</text:span><text:bookmark-end text:name="__RefHeading___Toc527_52206652568"/><text:bookmark-start text:name="__DdeLink__444_5220665252869"/></text:h>
      <text:p text:style-name="P136">Request</text:p>
      <text:list xml:id="list231255825391867" text:continue-list="list231255657519955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6">Response (application/json) 200</text:p>
      <text:list xml:id="list7571301886642771353" text:style-name="L52">
        <text:list-item>
          <text:p text:style-name="P94">Body</text:p>
        </text:list-item>
      </text:list>
      <text:p text:style-name="P239"><text:bookmark-end text:name="__DdeLink__444_5220665252869"/>{</text:p>
      <text:p text:style-name="P194"><text:s text:c="2"/>"id": 1,</text:p>
      <text:p text:style-name="P194"><text:s text:c="2"/>"name": "Lore",</text:p>
      <text:p text:style-name="P194"><text:s text:c="2"/>"realm": "quel'thalas_eu"</text:p>
      <text:p text:style-name="P194">}</text:p>
      <text:h text:style-name="P157" text:outline-level="3"><text:bookmark-start text:name="__RefHeading___Toc529_52206652570"/><text:span text:style-name="T6">Get team [GET /{id}]</text:span><text:bookmark-end text:name="__RefHeading___Toc529_52206652570"/></text:h>
      <text:p text:style-name="P136"><text:bookmark-start text:name="__DdeLink__447_5220665252971"/>Request</text:p>
      <text:list xml:id="list231254371441627" text:continue-list="list231255825391867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  <text:list-item>
              <text:p text:style-name="P108">Content-Type: application/json</text:p>
            </text:list-item>
          </text:list>
        </text:list-item>
      </text:list>
      <text:p text:style-name="P136">Response (application/json) 200</text:p>
      <text:list xml:id="list1908122581694135728" text:style-name="L53">
        <text:list-item>
          <text:p text:style-name="P95">Body</text:p>
        </text:list-item>
      </text:list>
      <text:p text:style-name="P240">{</text:p>
      <text:p text:style-name="P196"><text:s text:c="2"/>"id": 1,</text:p>
      <text:p text:style-name="P196"><text:s text:c="2"/>"name": "Lore",</text:p>
      <text:p text:style-name="P196"><text:s text:c="2"/>"realm": "quel'thalas_eu"</text:p>
      <text:p text:style-name="P196">}</text:p>
      <text:p text:style-name="P122"><text:bookmark-end text:name="__DdeLink__447_522066525297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5T23:12:53.941676851</dc:date>
    <meta:editing-duration>P3DT7H2M45S</meta:editing-duration>
    <meta:editing-cycles>47</meta:editing-cycles>
    <meta:generator>LibreOffice/5.0.2.2$Linux_X86_64 LibreOffice_project/00m0$Build-2</meta:generator>
    <meta:document-statistic meta:table-count="0" meta:image-count="0" meta:object-count="0" meta:page-count="39" meta:paragraph-count="579" meta:word-count="1336" meta:character-count="10514" meta:non-whitespace-character-count="9391"/>
  </office:meta>
</office:document-meta>
</file>